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標楷體1" svg:font-family="標楷體"/>
    <style:font-face style:name="Liberation Serif1" svg:font-family="'Liberation Serif'" style:font-family-generic="roman"/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font-name="標楷體" fo:font-size="17pt" fo:font-weight="bold" officeooo:rsid="24743952" officeooo:paragraph-rsid="17ef8294" style:font-name-asian="標楷體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 style:list-style-name="L1">
      <style:text-properties fo:color="#333333" style:font-name="標楷體" fo:font-size="17pt" fo:font-weight="bold" officeooo:rsid="24743952" officeooo:paragraph-rsid="17f123df" style:font-name-asian="標楷體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標楷體" fo:font-size="17pt" fo:font-weight="bold" officeooo:rsid="24743952" officeooo:paragraph-rsid="181de81f" style:font-name-asian="標楷體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標楷體" fo:font-size="17pt" fo:font-weight="bold" officeooo:rsid="24743952" officeooo:paragraph-rsid="18da2ae2" style:font-name-asian="標楷體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標楷體" fo:font-size="17pt" fo:font-weight="bold" officeooo:rsid="24743952" officeooo:paragraph-rsid="1dc03551" style:font-name-asian="標楷體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標楷體" fo:font-size="17pt" fo:font-weight="bold" officeooo:rsid="24743952" officeooo:paragraph-rsid="1dd8e906" style:font-name-asian="標楷體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標楷體" fo:font-size="17pt" fo:font-weight="bold" officeooo:rsid="24743952" officeooo:paragraph-rsid="1df4b1eb" style:font-name-asian="標楷體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標楷體" fo:font-size="17pt" fo:font-weight="bold" officeooo:rsid="24743952" officeooo:paragraph-rsid="1de8e7a6" style:font-name-asian="標楷體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標楷體" fo:font-size="17pt" fo:font-weight="bold" officeooo:rsid="24743952" officeooo:paragraph-rsid="1dfd6beb" style:font-name-asian="標楷體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標楷體" fo:font-size="17pt" fo:font-weight="bold" officeooo:rsid="24743952" officeooo:paragraph-rsid="1dec88ec" style:font-name-asian="標楷體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標楷體" fo:font-size="17pt" fo:font-weight="bold" officeooo:rsid="24743952" officeooo:paragraph-rsid="1db99950" style:font-name-asian="標楷體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標楷體" fo:font-size="17pt" fo:font-weight="bold" officeooo:rsid="24743952" officeooo:paragraph-rsid="1dc11b7b" style:font-name-asian="標楷體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標楷體" fo:font-size="17pt" fo:font-weight="bold" officeooo:rsid="24743952" officeooo:paragraph-rsid="182fdc3a" style:font-name-asian="標楷體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標楷體" fo:font-size="17pt" fo:font-weight="bold" officeooo:rsid="24743952" officeooo:paragraph-rsid="1848fef1" style:font-name-asian="標楷體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標楷體" fo:font-size="17pt" fo:font-weight="bold" officeooo:rsid="24743952" officeooo:paragraph-rsid="1855bf7c" style:font-name-asian="標楷體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標楷體" fo:font-size="17pt" fo:font-weight="bold" officeooo:rsid="24743952" officeooo:paragraph-rsid="184edd10" style:font-name-asian="標楷體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標楷體" fo:font-size="17pt" fo:font-weight="bold" officeooo:rsid="24743952" officeooo:paragraph-rsid="1838cf86" style:font-name-asian="標楷體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標楷體" fo:font-size="17pt" fo:font-weight="bold" officeooo:rsid="24743952" officeooo:paragraph-rsid="184267b4" style:font-name-asian="標楷體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標楷體" fo:font-size="17pt" fo:font-weight="bold" officeooo:rsid="24743952" officeooo:paragraph-rsid="1865a15a" style:font-name-asian="標楷體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標楷體" fo:font-size="17pt" fo:font-weight="bold" officeooo:rsid="24743952" officeooo:paragraph-rsid="1871a113" style:font-name-asian="標楷體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標楷體" fo:font-size="17pt" fo:font-weight="bold" officeooo:rsid="24743952" officeooo:paragraph-rsid="187ddcc5" style:font-name-asian="標楷體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font-name="標楷體" fo:font-size="17pt" fo:font-weight="bold" officeooo:rsid="24743952" officeooo:paragraph-rsid="181e6d01" style:font-name-asian="標楷體" style:font-size-asian="17pt" style:language-asian="zh" style:country-asian="TW" style:font-weight-asian="bold" style:font-size-complex="17pt" style:font-weight-complex="bold"/>
    </style:style>
    <style:style style:name="P23" style:family="paragraph" style:parent-style-name="Standard" style:list-style-name="L1">
      <style:text-properties fo:color="#333333" style:font-name="標楷體" fo:font-size="17pt" fo:font-weight="bold" officeooo:rsid="24743952" officeooo:paragraph-rsid="17f33b73" style:font-name-asian="標楷體" style:font-size-asian="17pt" style:language-asian="zh" style:country-asian="TW" style:font-weight-asian="bold" style:font-size-complex="17pt" style:font-weight-complex="bold"/>
    </style:style>
    <style:style style:name="P24" style:family="paragraph" style:parent-style-name="Standard" style:list-style-name="L1">
      <style:text-properties fo:color="#333333" style:font-name="標楷體" fo:font-size="17pt" fo:font-weight="bold" officeooo:rsid="1801224a" officeooo:paragraph-rsid="17f123df" style:font-name-asian="標楷體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333333" style:font-name="標楷體" fo:font-size="17pt" fo:font-weight="bold" officeooo:rsid="18309912" officeooo:paragraph-rsid="18309912" style:font-name-asian="標楷體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333333" style:font-name="標楷體" fo:font-size="17pt" fo:font-weight="bold" officeooo:rsid="1833e1f6" officeooo:paragraph-rsid="1833e1f6" style:font-name-asian="標楷體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fo:color="#333333" style:font-name="標楷體" fo:font-size="17pt" fo:font-weight="bold" officeooo:rsid="182d29e7" officeooo:paragraph-rsid="182fdc3a" style:font-name-asian="標楷體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fo:color="#333333" style:font-name="標楷體" fo:font-size="17pt" fo:font-weight="bold" officeooo:rsid="18051ce9" officeooo:paragraph-rsid="187ddcc5" style:font-name-asian="標楷體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text-properties fo:color="#333333" style:font-name="標楷體" fo:font-size="17pt" fo:font-weight="bold" officeooo:rsid="18051ce9" officeooo:paragraph-rsid="18051ce9" style:font-name-asian="標楷體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 style:list-style-name="L1">
      <style:text-properties fo:color="#333333" style:font-name="標楷體" fo:font-size="17pt" fo:font-weight="bold" officeooo:rsid="18051ce9" officeooo:paragraph-rsid="1819b0c7" style:font-name-asian="標楷體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 style:list-style-name="L1">
      <style:text-properties fo:color="#333333" style:font-name="標楷體" fo:font-size="17pt" fo:font-weight="bold" officeooo:rsid="18051ce9" officeooo:paragraph-rsid="1887e1f7" style:font-name-asian="標楷體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333333" style:font-name="標楷體" fo:font-size="17pt" fo:font-weight="bold" officeooo:rsid="18051ce9" officeooo:paragraph-rsid="188af657" style:font-name-asian="標楷體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 style:list-style-name="L1">
      <style:text-properties fo:color="#333333" style:font-name="標楷體" fo:font-size="17pt" fo:font-weight="bold" officeooo:rsid="18051ce9" officeooo:paragraph-rsid="18a3bc85" style:font-name-asian="標楷體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 style:list-style-name="L1">
      <style:text-properties fo:color="#333333" style:font-name="標楷體" fo:font-size="17pt" fo:font-weight="bold" officeooo:rsid="18051ce9" officeooo:paragraph-rsid="18ab7de4" style:font-name-asian="標楷體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 style:list-style-name="L1">
      <style:text-properties fo:color="#333333" style:font-name="標楷體" fo:font-size="17pt" fo:font-weight="bold" officeooo:rsid="18051ce9" officeooo:paragraph-rsid="18d24baf" style:font-name-asian="標楷體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 style:list-style-name="L1">
      <style:text-properties fo:color="#333333" style:font-name="標楷體" fo:font-size="17pt" fo:font-weight="bold" officeooo:rsid="18051ce9" officeooo:paragraph-rsid="18d26e5e" style:font-name-asian="標楷體" style:font-size-asian="17pt" style:language-asian="zh" style:country-asian="TW" style:font-weight-asian="bold" style:font-size-complex="17pt" style:font-weight-complex="bold"/>
    </style:style>
    <style:style style:name="P37" style:family="paragraph" style:parent-style-name="Standard" style:list-style-name="L1">
      <style:text-properties fo:color="#333333" style:font-name="標楷體" fo:font-size="17pt" fo:font-weight="bold" officeooo:rsid="18051ce9" officeooo:paragraph-rsid="18c48b41" style:font-name-asian="標楷體" style:font-size-asian="17pt" style:language-asian="zh" style:country-asian="TW" style:font-weight-asian="bold" style:font-size-complex="17pt" style:font-weight-complex="bold"/>
    </style:style>
    <style:style style:name="P38" style:family="paragraph" style:parent-style-name="Standard" style:list-style-name="L1">
      <style:text-properties fo:color="#333333" style:font-name="標楷體" fo:font-size="17pt" fo:font-weight="bold" officeooo:rsid="18051ce9" officeooo:paragraph-rsid="18bbe5f6" style:font-name-asian="標楷體" style:font-size-asian="17pt" style:language-asian="zh" style:country-asian="TW" style:font-weight-asian="bold" style:font-size-complex="17pt" style:font-weight-complex="bold"/>
    </style:style>
    <style:style style:name="P39" style:family="paragraph" style:parent-style-name="Standard" style:list-style-name="L1">
      <style:text-properties fo:color="#333333" style:font-name="標楷體" fo:font-size="17pt" fo:font-weight="bold" officeooo:rsid="18051ce9" officeooo:paragraph-rsid="18ba3b76" style:font-name-asian="標楷體" style:font-size-asian="17pt" style:language-asian="zh" style:country-asian="TW" style:font-weight-asian="bold" style:font-size-complex="17pt" style:font-weight-complex="bold"/>
    </style:style>
    <style:style style:name="P40" style:family="paragraph" style:parent-style-name="Standard" style:list-style-name="L1">
      <style:text-properties fo:color="#333333" style:font-name="標楷體" fo:font-size="17pt" fo:font-weight="bold" officeooo:rsid="18051ce9" officeooo:paragraph-rsid="18cc4aa4" style:font-name-asian="標楷體" style:font-size-asian="17pt" style:language-asian="zh" style:country-asian="TW" style:font-weight-asian="bold" style:font-size-complex="17pt" style:font-weight-complex="bold"/>
    </style:style>
    <style:style style:name="P41" style:family="paragraph" style:parent-style-name="Standard" style:list-style-name="L1">
      <style:text-properties fo:color="#333333" style:font-name="標楷體" fo:font-size="17pt" fo:font-weight="bold" officeooo:rsid="18051ce9" officeooo:paragraph-rsid="18b5790d" style:font-name-asian="標楷體" style:font-size-asian="17pt" style:language-asian="zh" style:country-asian="TW" style:font-weight-asian="bold" style:font-size-complex="17pt" style:font-weight-complex="bold"/>
    </style:style>
    <style:style style:name="P42" style:family="paragraph" style:parent-style-name="Standard" style:list-style-name="L1">
      <style:text-properties fo:color="#333333" style:font-name="標楷體" fo:font-size="17pt" fo:font-weight="bold" officeooo:rsid="18051ce9" officeooo:paragraph-rsid="18e5faef" style:font-name-asian="標楷體" style:font-size-asian="17pt" style:language-asian="zh" style:country-asian="TW" style:font-weight-asian="bold" style:font-size-complex="17pt" style:font-weight-complex="bold"/>
    </style:style>
    <style:style style:name="P43" style:family="paragraph" style:parent-style-name="Standard" style:list-style-name="L1">
      <style:text-properties fo:color="#333333" style:font-name="標楷體" fo:font-size="17pt" fo:font-weight="bold" officeooo:rsid="18a90da4" officeooo:paragraph-rsid="18a90da4" style:font-name-asian="標楷體" style:font-size-asian="17pt" style:language-asian="zh" style:country-asian="TW" style:font-weight-asian="bold" style:font-size-complex="17pt" style:font-weight-complex="bold"/>
    </style:style>
    <style:style style:name="P44" style:family="paragraph" style:parent-style-name="Standard" style:list-style-name="L1">
      <style:text-properties fo:color="#333333" style:font-name="標楷體" fo:font-size="17pt" fo:font-weight="bold" officeooo:rsid="18af8cbf" officeooo:paragraph-rsid="18af8cbf" style:font-name-asian="標楷體" style:font-size-asian="17pt" style:language-asian="zh" style:country-asian="TW" style:font-weight-asian="bold" style:font-size-complex="17pt" style:font-weight-complex="bold"/>
    </style:style>
    <style:style style:name="P45" style:family="paragraph" style:parent-style-name="Standard" style:list-style-name="L1">
      <style:text-properties fo:color="#333333" style:font-name="標楷體" fo:font-size="17pt" fo:font-weight="bold" officeooo:rsid="18af8cbf" officeooo:paragraph-rsid="18e7495d" style:font-name-asian="標楷體" style:font-size-asian="17pt" style:language-asian="zh" style:country-asian="TW" style:font-weight-asian="bold" style:font-size-complex="17pt" style:font-weight-complex="bold"/>
    </style:style>
    <style:style style:name="P46" style:family="paragraph" style:parent-style-name="Standard" style:list-style-name="L1">
      <style:text-properties fo:color="#333333" style:font-name="標楷體" fo:font-size="17pt" fo:font-weight="bold" officeooo:rsid="18b1f73a" officeooo:paragraph-rsid="18b1f73a" style:font-name-asian="標楷體" style:font-size-asian="17pt" style:language-asian="zh" style:country-asian="TW" style:font-weight-asian="bold" style:font-size-complex="17pt" style:font-weight-complex="bold"/>
    </style:style>
    <style:style style:name="P47" style:family="paragraph" style:parent-style-name="Standard" style:list-style-name="L1">
      <style:text-properties fo:color="#333333" style:font-name="標楷體" fo:font-size="17pt" fo:font-weight="bold" officeooo:rsid="18b1f73a" officeooo:paragraph-rsid="18e7495d" style:font-name-asian="標楷體" style:font-size-asian="17pt" style:language-asian="zh" style:country-asian="TW" style:font-weight-asian="bold" style:font-size-complex="17pt" style:font-weight-complex="bold"/>
    </style:style>
    <style:style style:name="P48" style:family="paragraph" style:parent-style-name="Standard" style:list-style-name="L1">
      <style:text-properties fo:color="#333333" style:font-name="標楷體" fo:font-size="17pt" fo:font-weight="bold" officeooo:rsid="18b1f73a" officeooo:paragraph-rsid="18ebc643" style:font-name-asian="標楷體" style:font-size-asian="17pt" style:language-asian="zh" style:country-asian="TW" style:font-weight-asian="bold" style:font-size-complex="17pt" style:font-weight-complex="bold"/>
    </style:style>
    <style:style style:name="P49" style:family="paragraph" style:parent-style-name="Standard" style:list-style-name="L1">
      <style:text-properties fo:color="#333333" style:font-name="標楷體" fo:font-size="17pt" fo:font-weight="bold" officeooo:rsid="18b1f73a" officeooo:paragraph-rsid="18ef5753" style:font-name-asian="標楷體" style:font-size-asian="17pt" style:language-asian="zh" style:country-asian="TW" style:font-weight-asian="bold" style:font-size-complex="17pt" style:font-weight-complex="bold"/>
    </style:style>
    <style:style style:name="P50" style:family="paragraph" style:parent-style-name="Standard" style:list-style-name="L1">
      <style:text-properties fo:color="#333333" style:font-name="標楷體" fo:font-size="17pt" fo:font-weight="bold" officeooo:rsid="0a5718ff" officeooo:paragraph-rsid="1e098b05" style:font-name-asian="標楷體" style:font-size-asian="17pt" style:language-asian="zh" style:country-asian="TW" style:font-weight-asian="bold" style:font-size-complex="17pt" style:font-weight-complex="bold"/>
    </style:style>
    <style:style style:name="P51" style:family="paragraph" style:parent-style-name="Standard" style:list-style-name="L1">
      <style:text-properties fo:color="#333333" style:font-name="標楷體" fo:font-size="17pt" style:text-underline-style="none" fo:font-weight="bold" officeooo:rsid="29490711" officeooo:paragraph-rsid="1ddca0e6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52" style:family="paragraph" style:parent-style-name="Standard" style:list-style-name="L1">
      <style:text-properties fo:color="#333333" style:font-name="標楷體" fo:font-size="17pt" style:text-underline-style="none" fo:font-weight="bold" officeooo:rsid="1ddee6ed" officeooo:paragraph-rsid="1dd8e906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53" style:family="paragraph" style:parent-style-name="Standard" style:list-style-name="L1">
      <style:text-properties fo:color="#333333" style:font-name="標楷體" fo:font-size="17pt" style:text-underline-style="none" fo:font-weight="bold" officeooo:rsid="1ddee6ed" officeooo:paragraph-rsid="1de4106e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54" style:family="paragraph" style:parent-style-name="Standard" style:list-style-name="L1">
      <style:text-properties fo:color="#333333" style:font-name="標楷體" fo:font-size="17pt" style:text-underline-style="none" fo:font-weight="bold" officeooo:rsid="1ddada2c" officeooo:paragraph-rsid="1dd8e906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55" style:family="paragraph" style:parent-style-name="Standard" style:list-style-name="L1">
      <style:text-properties fo:color="#333333" style:font-name="標楷體" fo:font-size="17pt" style:text-underline-style="none" fo:font-weight="bold" officeooo:rsid="1de02903" officeooo:paragraph-rsid="1dd8e906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56" style:family="paragraph" style:parent-style-name="Standard" style:list-style-name="L1">
      <style:text-properties fo:color="#333333" style:font-name="標楷體" fo:font-size="17pt" style:text-underline-style="none" fo:font-weight="bold" officeooo:rsid="1de02903" officeooo:paragraph-rsid="1de4106e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57" style:family="paragraph" style:parent-style-name="Standard" style:list-style-name="L1">
      <style:text-properties fo:color="#333333" style:font-name="標楷體" fo:font-size="17pt" style:text-underline-style="none" fo:font-weight="bold" officeooo:rsid="1de02903" officeooo:paragraph-rsid="1ded79b3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58" style:family="paragraph" style:parent-style-name="Standard" style:list-style-name="L1">
      <style:text-properties fo:color="#333333" style:font-name="標楷體" fo:font-size="17pt" style:text-underline-style="none" fo:font-weight="bold" officeooo:rsid="1de02903" officeooo:paragraph-rsid="1dec88ec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59" style:family="paragraph" style:parent-style-name="Standard" style:list-style-name="L1">
      <style:text-properties fo:color="#333333" style:font-name="標楷體" fo:font-size="17pt" style:text-underline-style="none" fo:font-weight="bold" officeooo:rsid="1ded79b3" officeooo:paragraph-rsid="1dfe2975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60" style:family="paragraph" style:parent-style-name="Standard" style:list-style-name="L1">
      <style:text-properties fo:color="#333333" style:font-name="標楷體" fo:font-size="17pt" style:text-underline-style="none" fo:font-weight="bold" officeooo:rsid="1ded79b3" officeooo:paragraph-rsid="1dfd6beb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61" style:family="paragraph" style:parent-style-name="Standard" style:list-style-name="L1">
      <style:text-properties fo:color="#333333" style:font-name="標楷體" fo:font-size="17pt" style:text-underline-style="none" fo:font-weight="bold" officeooo:rsid="24743952" officeooo:paragraph-rsid="17f123df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62" style:family="paragraph" style:parent-style-name="Standard" style:list-style-name="L1">
      <style:text-properties fo:color="#333333" style:font-name="標楷體" fo:font-size="17pt" style:text-underline-style="none" fo:font-weight="bold" officeooo:rsid="24743952" officeooo:paragraph-rsid="181e6d01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63" style:family="paragraph" style:parent-style-name="Standard" style:list-style-name="L1">
      <style:text-properties fo:color="#333333" style:font-name="標楷體" fo:font-size="17pt" style:text-underline-style="none" fo:font-weight="bold" officeooo:rsid="24743952" officeooo:paragraph-rsid="17f6df8a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64" style:family="paragraph" style:parent-style-name="Standard" style:list-style-name="L1">
      <style:text-properties fo:color="#333333" style:font-name="標楷體" fo:font-size="17pt" style:text-underline-style="none" fo:font-weight="bold" officeooo:rsid="24743952" officeooo:paragraph-rsid="17f89266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65" style:family="paragraph" style:parent-style-name="Standard" style:list-style-name="L1">
      <style:text-properties fo:color="#333333" style:font-name="標楷體" fo:font-size="17pt" style:text-underline-style="none" fo:font-weight="bold" officeooo:rsid="24743952" officeooo:paragraph-rsid="17f8e9cf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66" style:family="paragraph" style:parent-style-name="Standard" style:list-style-name="L1">
      <style:text-properties fo:color="#333333" style:font-name="標楷體" fo:font-size="17pt" style:text-underline-style="none" fo:font-weight="bold" officeooo:rsid="24743952" officeooo:paragraph-rsid="19a69d25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67" style:family="paragraph" style:parent-style-name="Standard" style:list-style-name="L1">
      <style:text-properties fo:color="#333333" style:font-name="標楷體" fo:font-size="17pt" style:text-underline-style="none" fo:font-weight="bold" officeooo:rsid="1c8b5839" officeooo:paragraph-rsid="1c8d3aca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68" style:family="paragraph" style:parent-style-name="Standard" style:list-style-name="L1">
      <style:text-properties fo:color="#333333" style:font-name="標楷體" fo:font-size="17pt" style:text-underline-style="none" fo:font-weight="bold" officeooo:rsid="1d74d209" officeooo:paragraph-rsid="1d73bdc0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69" style:family="paragraph" style:parent-style-name="Standard" style:list-style-name="L1">
      <style:text-properties fo:color="#333333" style:font-name="標楷體" fo:font-size="17pt" style:text-underline-style="none" fo:font-weight="bold" officeooo:rsid="1d74d209" officeooo:paragraph-rsid="209c3cff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70" style:family="paragraph" style:parent-style-name="Standard" style:list-style-name="L1">
      <style:text-properties fo:color="#333333" style:font-name="標楷體" fo:font-size="17pt" style:text-underline-style="none" fo:font-weight="bold" officeooo:rsid="19e28d28" officeooo:paragraph-rsid="19e28d28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71" style:family="paragraph" style:parent-style-name="Standard" style:list-style-name="L1">
      <style:text-properties fo:color="#333333" style:font-name="標楷體" fo:font-size="17pt" style:text-underline-style="none" fo:font-weight="bold" officeooo:rsid="1be16d57" officeooo:paragraph-rsid="1be16d57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72" style:family="paragraph" style:parent-style-name="Standard" style:list-style-name="L1">
      <style:text-properties fo:color="#333333" style:font-name="標楷體" fo:font-size="17pt" style:text-underline-style="none" fo:font-weight="bold" officeooo:rsid="1be16d57" officeooo:paragraph-rsid="1be65212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73" style:family="paragraph" style:parent-style-name="Standard" style:list-style-name="L1">
      <style:text-properties fo:color="#333333" style:font-name="標楷體" fo:font-size="17pt" style:text-underline-style="none" fo:font-weight="bold" officeooo:rsid="1be16d57" officeooo:paragraph-rsid="1be9e8e6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74" style:family="paragraph" style:parent-style-name="Standard" style:list-style-name="L1">
      <style:text-properties fo:color="#333333" style:font-name="標楷體" fo:font-size="17pt" style:text-underline-style="none" fo:font-weight="bold" officeooo:rsid="1be16d57" officeooo:paragraph-rsid="1bea0e12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75" style:family="paragraph" style:parent-style-name="Standard" style:list-style-name="L1">
      <style:text-properties fo:color="#333333" style:font-name="標楷體" fo:font-size="17pt" style:text-underline-style="none" fo:font-weight="bold" officeooo:rsid="1bedbf59" officeooo:paragraph-rsid="1c054777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76" style:family="paragraph" style:parent-style-name="Standard" style:list-style-name="L1">
      <style:text-properties fo:color="#333333" style:font-name="標楷體" fo:font-size="17pt" style:text-underline-style="none" fo:font-weight="bold" officeooo:rsid="1bedbf59" officeooo:paragraph-rsid="1c2e7978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77" style:family="paragraph" style:parent-style-name="Standard" style:list-style-name="L1">
      <style:text-properties fo:color="#333333" style:font-name="標楷體" fo:font-size="17pt" style:text-underline-style="none" fo:font-weight="bold" officeooo:rsid="1c0a8ec3" officeooo:paragraph-rsid="1c0a8ec3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78" style:family="paragraph" style:parent-style-name="Standard" style:list-style-name="L1">
      <style:text-properties fo:color="#333333" style:font-name="標楷體" fo:font-size="17pt" style:text-underline-style="none" fo:font-weight="bold" officeooo:rsid="1c0a8ec3" officeooo:paragraph-rsid="1c112880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79" style:family="paragraph" style:parent-style-name="Standard" style:list-style-name="L1">
      <style:text-properties fo:color="#333333" style:font-name="標楷體" fo:font-size="17pt" style:text-underline-style="none" fo:font-weight="bold" officeooo:rsid="1c21da1f" officeooo:paragraph-rsid="1c21da1f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80" style:family="paragraph" style:parent-style-name="Standard" style:list-style-name="L1">
      <style:text-properties fo:color="#333333" style:font-name="標楷體" fo:font-size="17pt" style:text-underline-style="none" fo:font-weight="bold" officeooo:rsid="1c050b7c" officeooo:paragraph-rsid="1c112880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81" style:family="paragraph" style:parent-style-name="Standard" style:list-style-name="L1">
      <style:text-properties fo:color="#333333" style:font-name="標楷體" fo:font-size="17pt" style:text-underline-style="none" fo:font-weight="bold" officeooo:rsid="1c050b7c" officeooo:paragraph-rsid="1c496d31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82" style:family="paragraph" style:parent-style-name="Standard" style:list-style-name="L1">
      <style:text-properties fo:color="#333333" style:font-name="標楷體" fo:font-size="17pt" style:text-underline-style="none" fo:font-weight="bold" officeooo:rsid="19e18958" officeooo:paragraph-rsid="19f31006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83" style:family="paragraph" style:parent-style-name="Standard" style:list-style-name="L1">
      <style:text-properties fo:color="#333333" style:font-name="Liberation Serif" fo:font-size="17pt" style:text-underline-style="none" fo:font-weight="bold" officeooo:rsid="18d64780" officeooo:paragraph-rsid="18da2ae2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84" style:family="paragraph" style:parent-style-name="Standard" style:list-style-name="L1">
      <style:text-properties fo:color="#333333" style:font-name="Liberation Serif" fo:font-size="17pt" style:text-underline-style="none" fo:font-weight="bold" officeooo:rsid="18d64780" officeooo:paragraph-rsid="1e7cf2be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85" style:family="paragraph" style:parent-style-name="Standard" style:list-style-name="L1">
      <style:text-properties fo:color="#333333" style:font-name="Liberation Serif" fo:font-size="17pt" style:text-underline-style="none" fo:font-weight="bold" officeooo:rsid="18d64780" officeooo:paragraph-rsid="1e7eabea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86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c74ee9c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87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ca97fe5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88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c9275b8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89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c960f6d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90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d722fbd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91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d73bdc0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92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20a3be64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93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209c3cff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94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20a3dabb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95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20a9c749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96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7f123df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97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8fa482b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98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979670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99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8e0384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00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9f9478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01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a19302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02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8fdccba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03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68ab17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04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722a30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05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808986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06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8dd177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07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753beb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08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775741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09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c67f299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10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c68347f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11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c69e478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12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c6ac81f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13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8f6250a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14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0aadc9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15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0b217f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16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127a4a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17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0c901d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18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2ee7db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19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14d30b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20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201f9f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21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39c488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22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3c21dc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23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3f2011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24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411b2d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25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421958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26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4e18e7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27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4fcec0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28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44e7a0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29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4c2124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30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a81e91a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31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ccbb23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32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b26f783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33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b2947e0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34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b2bf68c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35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b335374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36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b4297fb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37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b439e62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38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b4713d3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39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b372819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40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b2e0bb2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41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b45381d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42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b314fe0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43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a13fae3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44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c9b1f1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45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a3fcabb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46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a08ee0e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47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a11c056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48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a136364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49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a9f3221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50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a1ee66c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51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a9914a7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52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a46f5e0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53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a48380f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54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a392674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55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a6716a5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56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a7ef8f4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57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be153dd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58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a2763a2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59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a18ab32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60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a24376b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61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a24a141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62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a753ba9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63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bdb2f02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64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bde1ab8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65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a839d1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66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a6df89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67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dea038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68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ebc3c8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69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e198e7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70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efa00c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71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f63d3b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72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a002fd7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73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f66103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74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a010d3a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75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f74efe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76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fd2029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77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f0f493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78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f31006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79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d50ab43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80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d69eeb6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81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d64d77d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82" style:family="paragraph" style:parent-style-name="Standard" style:list-style-name="L1">
      <style:text-properties fo:color="#333333" style:font-name="Liberation Serif" fo:font-size="17pt" style:text-underline-style="none" fo:font-weight="bold" officeooo:rsid="1d74d209" officeooo:paragraph-rsid="1d73bdc0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83" style:family="paragraph" style:parent-style-name="Standard" style:list-style-name="L1">
      <style:text-properties fo:color="#333333" style:font-name="Liberation Serif" fo:font-size="17pt" style:text-underline-style="none" fo:font-weight="bold" officeooo:rsid="18f9ad6c" officeooo:paragraph-rsid="196cbd78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84" style:family="paragraph" style:parent-style-name="Standard" style:list-style-name="L1">
      <style:text-properties fo:color="#333333" style:font-name="Liberation Serif" fo:font-size="17pt" style:text-underline-style="none" fo:font-weight="bold" officeooo:rsid="18f9ad6c" officeooo:paragraph-rsid="198e0384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85" style:family="paragraph" style:parent-style-name="Standard" style:list-style-name="L1">
      <style:text-properties fo:color="#333333" style:font-name="Liberation Serif" fo:font-size="17pt" style:text-underline-style="none" fo:font-weight="bold" officeooo:rsid="18f9ad6c" officeooo:paragraph-rsid="196d1c8a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86" style:family="paragraph" style:parent-style-name="Standard" style:list-style-name="L1">
      <style:text-properties fo:color="#333333" style:font-name="Liberation Serif" fo:font-size="17pt" style:text-underline-style="none" fo:font-weight="bold" officeooo:rsid="19722a30" officeooo:paragraph-rsid="19722a30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87" style:family="paragraph" style:parent-style-name="Standard" style:list-style-name="L1">
      <style:text-properties fo:color="#333333" style:font-name="Liberation Serif" fo:font-size="17pt" style:text-underline-style="none" fo:font-weight="bold" officeooo:rsid="1a2de4d9" officeooo:paragraph-rsid="1a2de4d9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88" style:family="paragraph" style:parent-style-name="Standard" style:list-style-name="L1">
      <style:text-properties fo:color="#333333" style:font-name="Liberation Serif" fo:font-size="17pt" style:text-underline-style="none" fo:font-weight="bold" officeooo:rsid="2da833a7" officeooo:paragraph-rsid="1bde1ab8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89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bdb2f02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90" style:family="paragraph" style:parent-style-name="Standard" style:list-style-name="L1">
      <style:text-properties fo:color="#333333" style:font-name="Liberation Serif" fo:font-size="17pt" style:text-underline-style="none" fo:font-weight="bold" officeooo:rsid="19af4241" officeooo:paragraph-rsid="19af4241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91" style:family="paragraph" style:parent-style-name="Standard" style:list-style-name="L1">
      <style:text-properties fo:color="#333333" style:font-name="Liberation Serif" fo:font-size="17pt" style:text-underline-style="none" fo:font-weight="bold" officeooo:rsid="19af4241" officeooo:paragraph-rsid="19be923f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92" style:family="paragraph" style:parent-style-name="Standard" style:list-style-name="L1">
      <style:text-properties fo:color="#333333" style:font-name="Liberation Serif" fo:font-size="17pt" style:text-underline-style="none" fo:font-weight="bold" officeooo:rsid="19af4241" officeooo:paragraph-rsid="19b5b2fc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93" style:family="paragraph" style:parent-style-name="Standard" style:list-style-name="L1">
      <style:text-properties fo:color="#333333" style:font-name="Liberation Serif" fo:font-size="17pt" style:text-underline-style="none" fo:font-weight="bold" officeooo:rsid="19af4241" officeooo:paragraph-rsid="19b485e9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94" style:family="paragraph" style:parent-style-name="Standard" style:list-style-name="L1">
      <style:text-properties fo:color="#333333" style:font-name="Liberation Serif" fo:font-size="17pt" style:text-underline-style="none" fo:font-weight="bold" officeooo:rsid="19e28d28" officeooo:paragraph-rsid="1e106131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95" style:family="paragraph" style:parent-style-name="Standard" style:list-style-name="L1">
      <style:text-properties fo:color="#333333" style:font-name="Liberation Serif" fo:font-size="17pt" style:text-underline-style="none" fo:font-weight="bold" officeooo:rsid="19fd2029" officeooo:paragraph-rsid="19fd2029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96" style:family="paragraph" style:parent-style-name="Standard" style:list-style-name="L1">
      <style:text-properties fo:color="#333333" style:font-name="Liberation Serif" fo:font-size="17pt" style:text-underline-style="none" fo:font-weight="bold" officeooo:rsid="19f23f38" officeooo:paragraph-rsid="19f23f38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97" style:family="paragraph" style:parent-style-name="Standard" style:list-style-name="L1">
      <style:text-properties fo:color="#333333" style:font-name="Liberation Serif" fo:font-size="17pt" style:text-underline-style="none" fo:font-weight="bold" officeooo:rsid="1be16d57" officeooo:paragraph-rsid="1be16d57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98" style:family="paragraph" style:parent-style-name="Standard" style:list-style-name="L1">
      <style:text-properties fo:color="#333333" style:font-name="Liberation Serif" fo:font-size="17pt" style:text-underline-style="none" fo:font-weight="bold" officeooo:rsid="1be16d57" officeooo:paragraph-rsid="1be65212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99" style:family="paragraph" style:parent-style-name="Standard" style:list-style-name="L1">
      <style:text-properties fo:color="#333333" style:font-name="Liberation Serif" fo:font-size="17pt" style:text-underline-style="none" fo:font-weight="bold" officeooo:rsid="1be16d57" officeooo:paragraph-rsid="1be9e8e6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00" style:family="paragraph" style:parent-style-name="Standard" style:list-style-name="L1">
      <style:text-properties fo:color="#333333" style:font-name="Liberation Serif" fo:font-size="17pt" style:text-underline-style="none" fo:font-weight="bold" officeooo:rsid="1be16d57" officeooo:paragraph-rsid="1bef86fe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01" style:family="paragraph" style:parent-style-name="Standard" style:list-style-name="L1">
      <style:text-properties fo:color="#333333" style:font-name="Liberation Serif" fo:font-size="17pt" style:text-underline-style="none" fo:font-weight="bold" officeooo:rsid="1be16d57" officeooo:paragraph-rsid="1befeef6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02" style:family="paragraph" style:parent-style-name="Standard" style:list-style-name="L1">
      <style:text-properties fo:color="#333333" style:font-name="Liberation Serif" fo:font-size="17pt" style:text-underline-style="none" fo:font-weight="bold" officeooo:rsid="1be16d57" officeooo:paragraph-rsid="1bf0e5bd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03" style:family="paragraph" style:parent-style-name="Standard" style:list-style-name="L1">
      <style:text-properties fo:color="#333333" style:font-name="Liberation Serif" fo:font-size="17pt" style:text-underline-style="none" fo:font-weight="bold" officeooo:rsid="1be16d57" officeooo:paragraph-rsid="1c18000a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04" style:family="paragraph" style:parent-style-name="Standard" style:list-style-name="L1">
      <style:text-properties fo:color="#333333" style:font-name="Liberation Serif" fo:font-size="17pt" style:text-underline-style="none" fo:font-weight="bold" officeooo:rsid="1be16d57" officeooo:paragraph-rsid="1c054777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05" style:family="paragraph" style:parent-style-name="Standard" style:list-style-name="L1">
      <style:text-properties fo:color="#333333" style:font-name="Liberation Serif" fo:font-size="17pt" style:text-underline-style="none" fo:font-weight="bold" officeooo:rsid="1be16d57" officeooo:paragraph-rsid="1c2d0d04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06" style:family="paragraph" style:parent-style-name="Standard" style:list-style-name="L1">
      <style:text-properties fo:color="#333333" style:font-name="Liberation Serif" fo:font-size="17pt" style:text-underline-style="none" fo:font-weight="bold" officeooo:rsid="1be16d57" officeooo:paragraph-rsid="1c2e7978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07" style:family="paragraph" style:parent-style-name="Standard" style:list-style-name="L1">
      <style:text-properties fo:color="#333333" style:font-name="Liberation Serif" fo:font-size="17pt" style:text-underline-style="none" fo:font-weight="bold" officeooo:rsid="1be16d57" officeooo:paragraph-rsid="1c0a8ec3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08" style:family="paragraph" style:parent-style-name="Standard" style:list-style-name="L1">
      <style:text-properties fo:color="#333333" style:font-name="Liberation Serif" fo:font-size="17pt" style:text-underline-style="none" fo:font-weight="bold" officeooo:rsid="1be16d57" officeooo:paragraph-rsid="1c26707c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09" style:family="paragraph" style:parent-style-name="Standard" style:list-style-name="L1">
      <style:text-properties fo:color="#333333" style:font-name="Liberation Serif" fo:font-size="17pt" style:text-underline-style="none" fo:font-weight="bold" officeooo:rsid="1be16d57" officeooo:paragraph-rsid="1c112880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10" style:family="paragraph" style:parent-style-name="Standard" style:list-style-name="L1">
      <style:text-properties fo:color="#333333" style:font-name="Liberation Serif" fo:font-size="17pt" style:text-underline-style="none" fo:font-weight="bold" officeooo:rsid="1be16d57" officeooo:paragraph-rsid="1c29cbde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11" style:family="paragraph" style:parent-style-name="Standard" style:list-style-name="L1">
      <style:text-properties fo:color="#333333" style:font-name="Liberation Serif" fo:font-size="17pt" style:text-underline-style="none" fo:font-weight="bold" officeooo:rsid="1be16d57" officeooo:paragraph-rsid="1c2aa52d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12" style:family="paragraph" style:parent-style-name="Standard" style:list-style-name="L1">
      <style:text-properties fo:color="#333333" style:font-name="Liberation Serif" fo:font-size="17pt" style:text-underline-style="none" fo:font-weight="bold" officeooo:rsid="1be16d57" officeooo:paragraph-rsid="1c2c3e93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13" style:family="paragraph" style:parent-style-name="Standard" style:list-style-name="L1">
      <style:text-properties fo:color="#333333" style:font-name="Liberation Serif" fo:font-size="17pt" style:text-underline-style="none" fo:font-weight="bold" officeooo:rsid="1c209133" officeooo:paragraph-rsid="1c23974b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14" style:family="paragraph" style:parent-style-name="Standard" style:list-style-name="L1">
      <style:text-properties fo:color="#333333" style:font-name="Liberation Serif" fo:font-size="17pt" style:text-underline-style="none" fo:font-weight="bold" officeooo:rsid="1c209133" officeooo:paragraph-rsid="1c2c3e93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15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c74ee9c" style:font-name-asian="Liberation Serif" style:font-size-asian="17pt" style:language-asian="zh" style:country-asian="TW" style:font-weight-asian="bold" style:font-name-complex="標楷體1" style:font-size-complex="17pt" style:font-weight-complex="bold"/>
    </style:style>
    <style:style style:name="P216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c8b5839" style:font-name-asian="Liberation Serif" style:font-size-asian="17pt" style:language-asian="zh" style:country-asian="TW" style:font-weight-asian="bold" style:font-name-complex="標楷體1" style:font-size-complex="17pt" style:font-weight-complex="bold"/>
    </style:style>
    <style:style style:name="P217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c8d3aca" style:font-name-asian="Liberation Serif" style:font-size-asian="17pt" style:language-asian="zh" style:country-asian="TW" style:font-weight-asian="bold" style:font-name-complex="標楷體1" style:font-size-complex="17pt" style:font-weight-complex="bold"/>
    </style:style>
    <style:style style:name="P218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c8ec3b6" style:font-name-asian="Liberation Serif" style:font-size-asian="17pt" style:language-asian="zh" style:country-asian="TW" style:font-weight-asian="bold" style:font-name-complex="標楷體1" style:font-size-complex="17pt" style:font-weight-complex="bold"/>
    </style:style>
    <style:style style:name="P219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c960f6d" style:font-name-asian="Liberation Serif" style:font-size-asian="17pt" style:language-asian="zh" style:country-asian="TW" style:font-weight-asian="bold" style:font-name-complex="標楷體1" style:font-size-complex="17pt" style:font-weight-complex="bold"/>
    </style:style>
    <style:style style:name="P220" style:family="paragraph" style:parent-style-name="Standard" style:list-style-name="L1">
      <style:text-properties fo:color="#333333" style:font-name="Liberation Serif" fo:font-size="17pt" fo:font-weight="bold" officeooo:rsid="18d64780" officeooo:paragraph-rsid="18da2ae2" style:font-name-asian="標楷體" style:font-size-asian="17pt" style:language-asian="zh" style:country-asian="TW" style:font-weight-asian="bold" style:font-size-complex="17pt" style:font-weight-complex="bold"/>
    </style:style>
    <style:style style:name="P221" style:family="paragraph" style:parent-style-name="Standard" style:list-style-name="L1">
      <style:text-properties fo:color="#333333" style:font-name="Liberation Serif" fo:font-size="17pt" fo:font-weight="bold" officeooo:rsid="18d64780" officeooo:paragraph-rsid="1e7e94b8" style:font-name-asian="標楷體" style:font-size-asian="17pt" style:language-asian="zh" style:country-asian="TW" style:font-weight-asian="bold" style:font-size-complex="17pt" style:font-weight-complex="bold"/>
    </style:style>
    <style:style style:name="P222" style:family="paragraph" style:parent-style-name="Standard" style:list-style-name="L1">
      <style:text-properties fo:color="#1c1c1c" style:font-name="標楷體" fo:font-size="17pt" fo:font-weight="bold" officeooo:rsid="24743952" officeooo:paragraph-rsid="1c5ff373" style:font-name-asian="標楷體" style:font-size-asian="17pt" style:language-asian="zh" style:country-asian="TW" style:font-weight-asian="bold" style:font-size-complex="17pt" style:font-weight-complex="bold"/>
    </style:style>
    <style:style style:name="P223" style:family="paragraph" style:parent-style-name="Standard" style:list-style-name="L1">
      <style:text-properties fo:color="#1c1c1c" style:font-name="標楷體" fo:font-size="17pt" fo:font-weight="bold" officeooo:rsid="0a5718ff" officeooo:paragraph-rsid="1e098b05" style:font-name-asian="標楷體" style:font-size-asian="17pt" style:language-asian="zh" style:country-asian="TW" style:font-weight-asian="bold" style:font-size-complex="17pt" style:font-weight-complex="bold"/>
    </style:style>
    <style:style style:name="P224" style:family="paragraph" style:parent-style-name="Standard" style:list-style-name="L1">
      <style:text-properties fo:color="#1c1c1c" style:font-name="Liberation Serif" fo:font-size="17pt" style:text-underline-style="none" fo:font-weight="bold" officeooo:rsid="24743952" officeooo:paragraph-rsid="209c3cff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25" style:family="paragraph" style:parent-style-name="Standard" style:list-style-name="L1">
      <style:text-properties fo:color="#1c1c1c" style:font-name="Liberation Serif" fo:font-size="17pt" style:text-underline-style="none" fo:font-weight="bold" officeooo:rsid="24743952" officeooo:paragraph-rsid="1bdb2f02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26" style:family="paragraph" style:parent-style-name="Standard" style:list-style-name="L1">
      <style:text-properties fo:color="#111111" style:font-name="標楷體" fo:font-size="17pt" style:text-underline-style="none" fo:font-weight="bold" officeooo:rsid="29490711" officeooo:paragraph-rsid="1de3f81d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27" style:family="paragraph" style:parent-style-name="Standard" style:list-style-name="L1">
      <style:text-properties style:use-window-font-color="true" style:font-name="Liberation Serif" fo:font-size="17pt" style:text-underline-style="none" fo:font-weight="bold" officeooo:rsid="24743952" officeooo:paragraph-rsid="1a8095dd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28" style:family="paragraph" style:parent-style-name="Standard" style:list-style-name="L1">
      <style:text-properties style:use-window-font-color="true" style:font-name="Liberation Serif" fo:font-size="17pt" style:text-underline-style="none" fo:font-weight="bold" officeooo:rsid="24743952" officeooo:paragraph-rsid="19c9b1f1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29" style:family="paragraph" style:parent-style-name="Standard" style:list-style-name="L1">
      <style:text-properties style:use-window-font-color="true" style:font-name="Liberation Serif" fo:font-size="17pt" style:text-underline-style="none" fo:font-weight="bold" officeooo:rsid="24743952" officeooo:paragraph-rsid="1a15af2d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30" style:family="paragraph" style:parent-style-name="Standard" style:list-style-name="L1">
      <style:text-properties style:use-window-font-color="true" style:font-name="Liberation Serif" fo:font-size="17pt" style:text-underline-style="none" fo:font-weight="bold" officeooo:rsid="24743952" officeooo:paragraph-rsid="1a08ee0e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31" style:family="paragraph" style:parent-style-name="Standard" style:list-style-name="L1">
      <style:text-properties style:use-window-font-color="true" style:font-name="Liberation Serif" fo:font-size="17pt" style:text-underline-style="none" fo:font-weight="bold" officeooo:rsid="24743952" officeooo:paragraph-rsid="1be153dd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32" style:family="paragraph" style:parent-style-name="Standard" style:list-style-name="L1">
      <style:text-properties style:use-window-font-color="true" style:font-name="Liberation Serif" fo:font-size="17pt" style:text-underline-style="none" fo:font-weight="bold" officeooo:rsid="24743952" officeooo:paragraph-rsid="1a18ab32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33" style:family="paragraph" style:parent-style-name="Standard" style:list-style-name="L1">
      <style:text-properties style:use-window-font-color="true" style:font-name="Liberation Serif" fo:font-size="17pt" style:text-underline-style="none" fo:font-weight="bold" officeooo:rsid="24743952" officeooo:paragraph-rsid="19dea038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34" style:family="paragraph" style:parent-style-name="Standard" style:list-style-name="L1">
      <style:text-properties style:use-window-font-color="true" style:font-name="標楷體" fo:font-size="17pt" style:text-underline-style="none" fo:font-weight="bold" officeooo:rsid="1a84e7c7" officeooo:paragraph-rsid="19dea038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T1" style:family="text">
      <style:text-properties fo:color="#333333"/>
    </style:style>
    <style:style style:name="T2" style:family="text">
      <style:text-properties fo:color="#333333" officeooo:rsid="19c73712"/>
    </style:style>
    <style:style style:name="T3" style:family="text">
      <style:text-properties style:font-name="標楷體"/>
    </style:style>
    <style:style style:name="T4" style:family="text">
      <style:text-properties style:font-name="標楷體" style:font-name-asian="標楷體"/>
    </style:style>
    <style:style style:name="T5" style:family="text">
      <style:text-properties style:font-name="標楷體" officeooo:rsid="190aadc9" style:font-name-asian="標楷體"/>
    </style:style>
    <style:style style:name="T6" style:family="text">
      <style:text-properties style:font-name="標楷體" officeooo:rsid="19292987" style:font-name-asian="標楷體"/>
    </style:style>
    <style:style style:name="T7" style:family="text">
      <style:text-properties style:font-name="標楷體" officeooo:rsid="192d082a" style:font-name-asian="標楷體"/>
    </style:style>
    <style:style style:name="T8" style:family="text">
      <style:text-properties style:font-name="標楷體" officeooo:rsid="193ca462" style:font-name-asian="標楷體"/>
    </style:style>
    <style:style style:name="T9" style:family="text">
      <style:text-properties style:font-name="標楷體" officeooo:rsid="193d9fd2" style:font-name-asian="標楷體"/>
    </style:style>
    <style:style style:name="T10" style:family="text">
      <style:text-properties style:font-name="標楷體" officeooo:rsid="19411b2d" style:font-name-asian="標楷體"/>
    </style:style>
    <style:style style:name="T11" style:family="text">
      <style:text-properties style:font-name="標楷體" officeooo:rsid="18f9ad6c" style:font-name-asian="標楷體"/>
    </style:style>
    <style:style style:name="T12" style:family="text">
      <style:text-properties style:font-name="標楷體" officeooo:rsid="19722a30" style:font-name-asian="標楷體"/>
    </style:style>
    <style:style style:name="T13" style:family="text">
      <style:text-properties style:font-name="標楷體" officeooo:rsid="1982e94a" style:font-name-asian="標楷體"/>
    </style:style>
    <style:style style:name="T14" style:family="text">
      <style:text-properties style:font-name="標楷體" officeooo:rsid="19889704" style:font-name-asian="標楷體"/>
    </style:style>
    <style:style style:name="T15" style:family="text">
      <style:text-properties style:font-name="標楷體" officeooo:rsid="1c62c61f" style:font-name-asian="標楷體"/>
    </style:style>
    <style:style style:name="T16" style:family="text">
      <style:text-properties style:font-name="標楷體" officeooo:rsid="1c8b5839" style:font-name-asian="標楷體"/>
    </style:style>
    <style:style style:name="T17" style:family="text">
      <style:text-properties style:font-name="標楷體" officeooo:rsid="1ca00394" style:font-name-asian="標楷體"/>
    </style:style>
    <style:style style:name="T18" style:family="text">
      <style:text-properties style:font-name="標楷體" officeooo:rsid="1e790ccf" style:font-name-asian="標楷體"/>
    </style:style>
    <style:style style:name="T19" style:family="text">
      <style:text-properties style:font-name="標楷體" officeooo:rsid="190aadc9"/>
    </style:style>
    <style:style style:name="T20" style:family="text">
      <style:text-properties style:font-name="標楷體" officeooo:rsid="19722a30"/>
    </style:style>
    <style:style style:name="T21" style:family="text">
      <style:text-properties style:font-name="標楷體" officeooo:rsid="19889704"/>
    </style:style>
    <style:style style:name="T22" style:family="text">
      <style:text-properties style:font-name="標楷體" officeooo:rsid="1982e94a"/>
    </style:style>
    <style:style style:name="T23" style:family="text">
      <style:text-properties style:font-name="標楷體" officeooo:rsid="24743952"/>
    </style:style>
    <style:style style:name="T24" style:family="text">
      <style:text-properties style:font-name="標楷體" officeooo:rsid="19160fa9"/>
    </style:style>
    <style:style style:name="T25" style:family="text">
      <style:text-properties style:font-name="標楷體" officeooo:rsid="1a84e7c7"/>
    </style:style>
    <style:style style:name="T26" style:family="text">
      <style:text-properties style:font-name="標楷體" officeooo:rsid="19e18958"/>
    </style:style>
    <style:style style:name="T27" style:family="text">
      <style:text-properties style:font-name="標楷體" officeooo:rsid="19e198e7"/>
    </style:style>
    <style:style style:name="T28" style:family="text">
      <style:text-properties style:font-name="標楷體" officeooo:rsid="19efa00c"/>
    </style:style>
    <style:style style:name="T29" style:family="text">
      <style:text-properties style:font-name="標楷體" officeooo:rsid="19f0ceb6"/>
    </style:style>
    <style:style style:name="T30" style:family="text">
      <style:text-properties style:font-name="標楷體" officeooo:rsid="19f0f493"/>
    </style:style>
    <style:style style:name="T31" style:family="text">
      <style:text-properties style:font-name="標楷體" officeooo:rsid="19f31006"/>
    </style:style>
    <style:style style:name="T32" style:family="text">
      <style:text-properties style:font-name="標楷體" officeooo:rsid="19f66103"/>
    </style:style>
    <style:style style:name="T33" style:family="text">
      <style:text-properties style:font-name="標楷體" officeooo:rsid="19f74efe"/>
    </style:style>
    <style:style style:name="T34" style:family="text">
      <style:text-properties style:font-name="標楷體" officeooo:rsid="19f83e3f"/>
    </style:style>
    <style:style style:name="T35" style:family="text">
      <style:text-properties style:font-name="標楷體" officeooo:rsid="19fbe3b6"/>
    </style:style>
    <style:style style:name="T36" style:family="text">
      <style:text-properties style:font-name="標楷體" officeooo:rsid="19fc8057"/>
    </style:style>
    <style:style style:name="T37" style:family="text">
      <style:text-properties style:font-name="標楷體" officeooo:rsid="19fd2029"/>
    </style:style>
    <style:style style:name="T38" style:family="text">
      <style:text-properties style:font-name="標楷體" officeooo:rsid="19fe593c"/>
    </style:style>
    <style:style style:name="T39" style:family="text">
      <style:text-properties style:font-name="標楷體" officeooo:rsid="19fff383"/>
    </style:style>
    <style:style style:name="T40" style:family="text">
      <style:text-properties style:font-name="標楷體" officeooo:rsid="1be7fd80"/>
    </style:style>
    <style:style style:name="T41" style:family="text">
      <style:text-properties style:font-name="標楷體" officeooo:rsid="1be9e8e6"/>
    </style:style>
    <style:style style:name="T42" style:family="text">
      <style:text-properties style:font-name="標楷體" officeooo:rsid="1bec091c"/>
    </style:style>
    <style:style style:name="T43" style:family="text">
      <style:text-properties style:font-name="標楷體" officeooo:rsid="1bedbf59"/>
    </style:style>
    <style:style style:name="T44" style:family="text">
      <style:text-properties style:font-name="標楷體" officeooo:rsid="1bfa79c6"/>
    </style:style>
    <style:style style:name="T45" style:family="text">
      <style:text-properties style:font-name="標楷體" officeooo:rsid="1bfe00a8"/>
    </style:style>
    <style:style style:name="T46" style:family="text">
      <style:text-properties style:font-name="標楷體" officeooo:rsid="1c0321a4"/>
    </style:style>
    <style:style style:name="T47" style:family="text">
      <style:text-properties style:font-name="標楷體" officeooo:rsid="1c050b7c"/>
    </style:style>
    <style:style style:name="T48" style:family="text">
      <style:text-properties style:font-name="標楷體" officeooo:rsid="1c054777"/>
    </style:style>
    <style:style style:name="T49" style:family="text">
      <style:text-properties style:font-name="標楷體" officeooo:rsid="1c0a8ec3"/>
    </style:style>
    <style:style style:name="T50" style:family="text">
      <style:text-properties style:font-name="標楷體" officeooo:rsid="1c112880"/>
    </style:style>
    <style:style style:name="T51" style:family="text">
      <style:text-properties style:font-name="標楷體" officeooo:rsid="1c18000a"/>
    </style:style>
    <style:style style:name="T52" style:family="text">
      <style:text-properties style:font-name="標楷體" officeooo:rsid="1c23974b"/>
    </style:style>
    <style:style style:name="T53" style:family="text">
      <style:text-properties style:font-name="標楷體" officeooo:rsid="1c2949f9"/>
    </style:style>
    <style:style style:name="T54" style:family="text">
      <style:text-properties style:font-name="標楷體" officeooo:rsid="1c2c3e93"/>
    </style:style>
    <style:style style:name="T55" style:family="text">
      <style:text-properties style:font-name="標楷體" officeooo:rsid="1c2c648f"/>
    </style:style>
    <style:style style:name="T56" style:family="text">
      <style:text-properties style:font-name="標楷體" officeooo:rsid="1c2e7978"/>
    </style:style>
    <style:style style:name="T57" style:family="text">
      <style:text-properties style:font-name="標楷體" officeooo:rsid="18f9ad6c"/>
    </style:style>
    <style:style style:name="T58" style:family="text">
      <style:text-properties style:font-name="標楷體" officeooo:rsid="23f6ceb1"/>
    </style:style>
    <style:style style:name="T59" style:family="text">
      <style:text-properties style:font-name="標楷體" officeooo:rsid="1d722fbd"/>
    </style:style>
    <style:style style:name="T60" style:family="text">
      <style:text-properties style:font-name="標楷體" officeooo:rsid="1d74d209"/>
    </style:style>
    <style:style style:name="T61" style:family="text">
      <style:text-properties style:font-name="標楷體" style:text-underline-style="none" officeooo:rsid="1e790ccf" style:font-name-asian="標楷體" style:font-name-complex="標楷體1"/>
    </style:style>
    <style:style style:name="T62" style:family="text">
      <style:text-properties style:font-name="標楷體" style:text-underline-style="none" officeooo:rsid="24743952" style:font-name-complex="標楷體1"/>
    </style:style>
    <style:style style:name="T63" style:family="text">
      <style:text-properties style:font-name="標楷體" style:text-underline-style="none" officeooo:rsid="18027480" style:font-name-complex="標楷體1"/>
    </style:style>
    <style:style style:name="T64" style:family="text">
      <style:text-properties style:font-name="標楷體" officeooo:rsid="18027480"/>
    </style:style>
    <style:style style:name="T65" style:family="text">
      <style:text-properties style:font-name="標楷體" officeooo:rsid="20a132a3"/>
    </style:style>
    <style:style style:name="T66" style:family="text">
      <style:text-properties style:font-name="標楷體" style:text-underline-style="solid" style:text-underline-width="auto" style:text-underline-color="font-color" officeooo:rsid="1d74d209"/>
    </style:style>
    <style:style style:name="T67" style:family="text">
      <style:text-properties style:font-name="標楷體" officeooo:rsid="20a3be64"/>
    </style:style>
    <style:style style:name="T68" style:family="text">
      <style:text-properties style:font-name="標楷體" officeooo:rsid="20a3dabb"/>
    </style:style>
    <style:style style:name="T69" style:family="text">
      <style:text-properties style:font-name="標楷體" officeooo:rsid="20a42f42"/>
    </style:style>
    <style:style style:name="T70" style:family="text">
      <style:text-properties style:font-name="標楷體" officeooo:rsid="20a4437d"/>
    </style:style>
    <style:style style:name="T71" style:family="text">
      <style:text-properties style:font-name="標楷體" officeooo:rsid="0a7edee9"/>
    </style:style>
    <style:style style:name="T72" style:family="text">
      <style:text-properties style:font-name-asian="標楷體"/>
    </style:style>
    <style:style style:name="T73" style:family="text">
      <style:text-properties officeooo:rsid="1c8b5839" style:font-name-asian="標楷體"/>
    </style:style>
    <style:style style:name="T74" style:family="text">
      <style:text-properties fo:color="#050505"/>
    </style:style>
    <style:style style:name="T75" style:family="text">
      <style:text-properties fo:color="#050505" style:font-name="標楷體"/>
    </style:style>
    <style:style style:name="T76" style:family="text">
      <style:text-properties fo:color="#050505" style:font-name="標楷體" officeooo:rsid="1bfe00a8"/>
    </style:style>
    <style:style style:name="T77" style:family="text">
      <style:text-properties fo:color="#050505" style:font-name-asian="標楷體"/>
    </style:style>
    <style:style style:name="T78" style:family="text">
      <style:text-properties fo:color="#050505" officeooo:rsid="1c79621f" style:font-name-asian="標楷體"/>
    </style:style>
    <style:style style:name="T79" style:family="text">
      <style:text-properties fo:color="#050505" style:font-name="Arial" officeooo:rsid="1c79621f" style:font-name-asian="Arial"/>
    </style:style>
    <style:style style:name="T80" style:family="text">
      <style:text-properties style:font-name="Liberation Serif" style:text-underline-style="none" officeooo:rsid="2e2d83da" style:font-name-complex="標楷體1"/>
    </style:style>
    <style:style style:name="T81" style:family="text">
      <style:text-properties style:text-underline-style="solid" style:text-underline-width="auto" style:text-underline-color="font-color"/>
    </style:style>
    <style:style style:name="T82" style:family="text">
      <style:text-properties style:text-underline-style="solid" style:text-underline-width="auto" style:text-underline-color="font-color" officeooo:rsid="17cb7444"/>
    </style:style>
    <style:style style:name="T83" style:family="text">
      <style:text-properties style:text-underline-style="solid" style:text-underline-width="auto" style:text-underline-color="font-color" officeooo:rsid="07ca52e4"/>
    </style:style>
    <style:style style:name="T84" style:family="text">
      <style:text-properties officeooo:rsid="1801224a"/>
    </style:style>
    <style:style style:name="T85" style:family="text">
      <style:text-properties officeooo:rsid="18027480"/>
    </style:style>
    <style:style style:name="T86" style:family="text">
      <style:text-properties officeooo:rsid="18051ce9"/>
    </style:style>
    <style:style style:name="T87" style:family="text">
      <style:text-properties officeooo:rsid="18070dd9"/>
    </style:style>
    <style:style style:name="T88" style:family="text">
      <style:text-properties officeooo:rsid="1819b0c7"/>
    </style:style>
    <style:style style:name="T89" style:family="text">
      <style:text-properties officeooo:rsid="181a3fbb"/>
    </style:style>
    <style:style style:name="T90" style:family="text">
      <style:text-properties officeooo:rsid="18240e48"/>
    </style:style>
    <style:style style:name="T91" style:family="text">
      <style:text-properties officeooo:rsid="1825891d"/>
    </style:style>
    <style:style style:name="T92" style:family="text">
      <style:text-properties officeooo:rsid="182d29e7"/>
    </style:style>
    <style:style style:name="T93" style:family="text">
      <style:text-properties officeooo:rsid="1833e1f6"/>
    </style:style>
    <style:style style:name="T94" style:family="text">
      <style:text-properties officeooo:rsid="18461a10"/>
    </style:style>
    <style:style style:name="T95" style:family="text">
      <style:text-properties officeooo:rsid="1855bf7c"/>
    </style:style>
    <style:style style:name="T96" style:family="text">
      <style:text-properties officeooo:rsid="185e2985"/>
    </style:style>
    <style:style style:name="T97" style:family="text">
      <style:text-properties officeooo:rsid="18a0cf7d"/>
    </style:style>
    <style:style style:name="T98" style:family="text">
      <style:text-properties officeooo:rsid="18a90da4"/>
    </style:style>
    <style:style style:name="T99" style:family="text">
      <style:text-properties officeooo:rsid="18aac194"/>
    </style:style>
    <style:style style:name="T100" style:family="text">
      <style:text-properties officeooo:rsid="18ab7de4"/>
    </style:style>
    <style:style style:name="T101" style:family="text">
      <style:text-properties officeooo:rsid="18af8cbf"/>
    </style:style>
    <style:style style:name="T102" style:family="text">
      <style:text-properties officeooo:rsid="18b1f40a"/>
    </style:style>
    <style:style style:name="T103" style:family="text">
      <style:text-properties officeooo:rsid="18d96900"/>
    </style:style>
    <style:style style:name="T104" style:family="text">
      <style:text-properties officeooo:rsid="18f9ad6c"/>
    </style:style>
    <style:style style:name="T105" style:family="text">
      <style:text-properties officeooo:rsid="190aadc9"/>
    </style:style>
    <style:style style:name="T106" style:family="text">
      <style:text-properties fo:color="#010101" style:font-name="標楷體" style:font-name-asian="標楷體"/>
    </style:style>
    <style:style style:name="T107" style:family="text">
      <style:text-properties fo:color="#010101" style:font-name="標楷體" officeooo:rsid="1bfe00a8"/>
    </style:style>
    <style:style style:name="T108" style:family="text">
      <style:text-properties officeooo:rsid="19292987"/>
    </style:style>
    <style:style style:name="T109" style:family="text">
      <style:text-properties officeooo:rsid="193ca462"/>
    </style:style>
    <style:style style:name="T110" style:family="text">
      <style:text-properties officeooo:rsid="193d9fd2"/>
    </style:style>
    <style:style style:name="T111" style:family="text">
      <style:text-properties officeooo:rsid="194fcec0"/>
    </style:style>
    <style:style style:name="T112" style:family="text">
      <style:text-properties officeooo:rsid="24743952"/>
    </style:style>
    <style:style style:name="T113" style:family="text">
      <style:text-properties officeooo:rsid="19c73712"/>
    </style:style>
    <style:style style:name="T114" style:family="text">
      <style:text-properties officeooo:rsid="17cb7444"/>
    </style:style>
    <style:style style:name="T115" style:family="text">
      <style:text-properties officeooo:rsid="1c5ff373"/>
    </style:style>
    <style:style style:name="T116" style:family="text">
      <style:text-properties officeooo:rsid="1c62c61f"/>
    </style:style>
    <style:style style:name="T117" style:family="text">
      <style:text-properties style:text-underline-style="none" style:font-name-complex="標楷體1"/>
    </style:style>
    <style:style style:name="T118" style:family="text">
      <style:text-properties style:text-underline-style="none" officeooo:rsid="0a7edee9" style:font-name-complex="標楷體1"/>
    </style:style>
    <style:style style:name="T119" style:family="text">
      <style:text-properties style:text-underline-style="none" officeooo:rsid="1ddada2c" style:font-name-complex="標楷體1"/>
    </style:style>
    <style:style style:name="T120" style:family="text">
      <style:text-properties style:text-underline-style="none" officeooo:rsid="29490711" style:font-name-complex="標楷體1"/>
    </style:style>
    <style:style style:name="T121" style:family="text">
      <style:text-properties style:text-underline-style="none" officeooo:rsid="1ddee6ed" style:font-name-complex="標楷體1"/>
    </style:style>
    <style:style style:name="T122" style:family="text">
      <style:text-properties style:text-underline-style="none" officeooo:rsid="1de02903" style:font-name-complex="標楷體1"/>
    </style:style>
    <style:style style:name="T123" style:family="text">
      <style:text-properties style:text-underline-style="none" officeooo:rsid="1ded79b3" style:font-name-complex="標楷體1"/>
    </style:style>
    <style:style style:name="T124" style:family="text">
      <style:text-properties style:text-underline-style="none" officeooo:rsid="18d96900" style:font-name-complex="標楷體1"/>
    </style:style>
    <style:style style:name="T125" style:family="text">
      <style:text-properties style:text-underline-style="none" officeooo:rsid="1e790ccf" style:font-name-complex="標楷體1"/>
    </style:style>
    <style:style style:name="T126" style:family="text">
      <style:text-properties officeooo:rsid="1db8ad47"/>
    </style:style>
    <style:style style:name="T127" style:family="text">
      <style:text-properties officeooo:rsid="1dbb7257"/>
    </style:style>
    <style:style style:name="T128" style:family="text">
      <style:text-properties officeooo:rsid="1dd475f6"/>
    </style:style>
    <style:style style:name="T129" style:family="text">
      <style:text-properties officeooo:rsid="1dd5e6f7"/>
    </style:style>
    <style:style style:name="T130" style:family="text">
      <style:text-properties style:font-name="Liberation Serif1" officeooo:rsid="1e106131" style:font-name-asian="Liberation Serif1" style:font-name-complex="Liberation Serif1"/>
    </style:style>
    <style:style style:name="T131" style:family="text">
      <style:text-properties style:font-name="Liberation Serif1" officeooo:rsid="20a3dabb" style:font-name-asian="Liberation Serif1" style:font-name-complex="Liberation Serif1"/>
    </style:style>
    <style:style style:name="T132" style:family="text">
      <style:text-properties officeooo:rsid="1e0a0b57"/>
    </style:style>
    <style:style style:name="T133" style:family="text">
      <style:text-properties officeooo:rsid="1e0eb8dd"/>
    </style:style>
    <style:style style:name="T134" style:family="text">
      <style:text-properties officeooo:rsid="1e660f39"/>
    </style:style>
    <style:style style:name="T135" style:family="text">
      <style:text-properties officeooo:rsid="1e790ccf"/>
    </style:style>
    <style:style style:name="T136" style:family="text">
      <style:text-properties officeooo:rsid="1e7eabea"/>
    </style:style>
    <style:style style:name="T137" style:family="text">
      <style:text-properties style:font-name="Arial" style:font-name-asian="Arial"/>
    </style:style>
    <style:style style:name="T138" style:family="text">
      <style:text-properties style:font-name="Arial" officeooo:rsid="1801224a" style:font-name-asian="Arial"/>
    </style:style>
    <style:style style:name="T139" style:family="text">
      <style:text-properties style:font-name="Arial" officeooo:rsid="18027480" style:font-name-asian="Arial"/>
    </style:style>
    <style:style style:name="T140" style:family="text">
      <style:text-properties style:font-name="Arial" officeooo:rsid="18d96900" style:font-name-asian="Arial"/>
    </style:style>
    <style:style style:name="T141" style:family="text">
      <style:text-properties style:font-name="Arial" officeooo:rsid="1e790ccf" style:font-name-asian="Arial"/>
    </style:style>
    <style:style style:name="T142" style:family="text">
      <style:text-properties style:font-name="Arial" officeooo:rsid="1e7eabea" style:font-name-asian="Arial"/>
    </style:style>
    <style:style style:name="T143" style:family="text">
      <style:text-properties style:font-name="Arial" officeooo:rsid="1dd475f6" style:font-name-asian="Arial"/>
    </style:style>
    <style:style style:name="T144" style:family="text">
      <style:text-properties style:font-name="Arial" officeooo:rsid="1dd5e6f7" style:font-name-asian="Arial"/>
    </style:style>
    <style:style style:name="T145" style:family="text">
      <style:text-properties style:font-name="Arial" officeooo:rsid="1db8ad47" style:font-name-asian="Arial"/>
    </style:style>
    <style:style style:name="T146" style:family="text">
      <style:text-properties style:font-name="Arial" officeooo:rsid="185e2985" style:font-name-asian="Arial"/>
    </style:style>
    <style:style style:name="T147" style:family="text">
      <style:text-properties style:font-name="Arial" officeooo:rsid="1819b0c7" style:font-name-asian="Arial"/>
    </style:style>
    <style:style style:name="T148" style:family="text">
      <style:text-properties style:font-name="Arial" officeooo:rsid="181a3fbb" style:font-name-asian="Arial"/>
    </style:style>
    <style:style style:name="T149" style:family="text">
      <style:text-properties style:font-name="Arial" officeooo:rsid="18aac194" style:font-name-asian="Arial"/>
    </style:style>
    <style:style style:name="T150" style:family="text">
      <style:text-properties style:font-name="Arial" officeooo:rsid="18a90da4" style:font-name-asian="Arial"/>
    </style:style>
    <style:style style:name="T151" style:family="text">
      <style:text-properties style:font-name="Arial" officeooo:rsid="18a0cf7d" style:font-name-asian="Arial"/>
    </style:style>
    <style:style style:name="T152" style:family="text">
      <style:text-properties style:font-name="Arial" officeooo:rsid="1d722fbd" style:font-name-asian="Arial"/>
    </style:style>
    <style:style style:name="T153" style:family="text">
      <style:text-properties style:font-name="Arial" officeooo:rsid="1d74d209" style:font-name-asian="Arial"/>
    </style:style>
    <style:style style:name="T154" style:family="text">
      <style:text-properties style:font-name="Arial" officeooo:rsid="18f9ad6c" style:font-name-asian="Arial"/>
    </style:style>
    <style:style style:name="T155" style:family="text">
      <style:text-properties style:font-name="Arial" officeooo:rsid="194fcec0" style:font-name-asian="Arial"/>
    </style:style>
    <style:style style:name="T156" style:family="text">
      <style:text-properties style:font-name="Arial" officeooo:rsid="19efa00c" style:font-name-asian="Arial"/>
    </style:style>
    <style:style style:name="T157" style:family="text">
      <style:text-properties style:font-name="Arial" officeooo:rsid="19fc8057" style:font-name-asian="Arial"/>
    </style:style>
    <style:style style:name="T158" style:family="text">
      <style:text-properties style:font-name="Arial" officeooo:rsid="1bf523fd" style:font-name-asian="Arial"/>
    </style:style>
    <style:style style:name="T159" style:family="text">
      <style:text-properties style:font-name="Arial" officeooo:rsid="1bedbf59" style:font-name-asian="Arial"/>
    </style:style>
    <style:style style:name="T160" style:family="text">
      <style:text-properties style:font-name="Arial" officeooo:rsid="1bec091c" style:font-name-asian="Arial"/>
    </style:style>
    <style:style style:name="T161" style:family="text">
      <style:text-properties style:font-name="Arial" officeooo:rsid="1c18000a" style:font-name-asian="Arial"/>
    </style:style>
    <style:style style:name="T162" style:family="text">
      <style:text-properties style:font-name="Arial" officeooo:rsid="1bfa79c6" style:font-name-asian="Arial"/>
    </style:style>
    <style:style style:name="T163" style:family="text">
      <style:text-properties style:font-name="Arial" officeooo:rsid="1bfe00a8" style:font-name-asian="Arial"/>
    </style:style>
    <style:style style:name="T164" style:family="text">
      <style:text-properties style:font-name="Arial" officeooo:rsid="1c050b7c" style:font-name-asian="Arial"/>
    </style:style>
    <style:style style:name="T165" style:family="text">
      <style:text-properties style:font-name="Arial" officeooo:rsid="1c054777" style:font-name-asian="Arial"/>
    </style:style>
    <style:style style:name="T166" style:family="text">
      <style:text-properties style:font-name="Arial" officeooo:rsid="1c45b513" style:font-name-asian="Arial"/>
    </style:style>
    <style:style style:name="T167" style:family="text">
      <style:text-properties style:font-name="Arial" style:text-underline-style="none" officeooo:rsid="18d96900" style:font-name-asian="Arial" style:font-name-complex="標楷體1"/>
    </style:style>
    <style:style style:name="T168" style:family="text">
      <style:text-properties style:font-name="Arial" style:text-underline-style="none" officeooo:rsid="1e790ccf" style:font-name-asian="Arial" style:font-name-complex="標楷體1"/>
    </style:style>
    <style:style style:name="T169" style:family="text">
      <style:text-properties style:font-name="Arial" style:text-underline-style="none" officeooo:rsid="1ddada2c" style:font-name-asian="Arial" style:font-name-complex="標楷體1"/>
    </style:style>
    <style:style style:name="T170" style:family="text">
      <style:text-properties style:font-name="Arial" style:text-underline-style="none" officeooo:rsid="1ddee6ed" style:font-name-asian="Arial" style:font-name-complex="標楷體1"/>
    </style:style>
    <style:style style:name="T171" style:family="text">
      <style:text-properties style:font-name="Arial" style:text-underline-style="none" officeooo:rsid="1de02903" style:font-name-asian="Arial" style:font-name-complex="標楷體1"/>
    </style:style>
    <style:style style:name="T172" style:family="text">
      <style:text-properties style:text-position="sub 58%" style:font-name="標楷體" officeooo:rsid="20a3dab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515321182" text:style-name="L1">
        <text:list-item>
          <text:p text:style-name="P1"><text:bookmark-start text:name="光、力"/>光、力<text:bookmark-end text:name="光、力"/></text:p>
          <text:list>
            <text:list-item>
              <text:p text:style-name="P2">光、力 都是 &lt;?1&gt;能量。</text:p>
              <text:list>
                <text:list-item>
                  <text:p text:style-name="P222">光、力 有機率是 &lt;?2&gt;能量、&lt;?<text:span text:style-name="T115">2&gt;宗量</text:span>、&lt;?2&gt;個體。</text:p>
                </text:list-item>
                <text:list-item>
                  <text:p text:style-name="P222">物體 有機率是 &lt;?1&gt;能量、&lt;?<text:span text:style-name="T115">1&gt;宗量</text:span>、&lt;?<text:span text:style-name="T115">1</text:span>&gt;個體。</text:p>
                </text:list-item>
              </text:list>
            </text:list-item>
            <text:list-item>
              <text:p text:style-name="P2">力 是 動能型個體。</text:p>
            </text:list-item>
            <text:list-item>
              <text:p text:style-name="P2">光 是 電能型個體。</text:p>
            </text:list-item>
            <text:list-item>
              <text:p text:style-name="P2">光、力 是 相同 能量層級、能量種類 的 能量。</text:p>
              <text:list>
                <text:list-item>
                  <text:p text:style-name="P24">光 <text:span text:style-name="T137">↔</text:span> 力。</text:p>
                  <text:list>
                    <text:list-item>
                      <text:p text:style-name="P3">橫波 <text:span text:style-name="T138">↔</text:span><text:span text:style-name="T84"> </text:span>縱<text:span text:style-name="T84">波。</text:span></text:p>
                    </text:list-item>
                    <text:list-item>
                      <text:p text:style-name="P3">橫波型光 <text:span text:style-name="T139">↔</text:span><text:span text:style-name="T85"> </text:span>縱<text:span text:style-name="T85">波型光。</text:span></text:p>
                    </text:list-item>
                    <text:list-item>
                      <text:p text:style-name="P4">橫波型力 <text:span text:style-name="T139">↔</text:span><text:span text:style-name="T85"> </text:span>縱<text:span text:style-name="T85">波型力。</text:span></text:p>
                    </text:list-item>
                    <text:list-item>
                      <text:p text:style-name="P83">電磁波 <text:span text:style-name="T140">↔</text:span><text:span text:style-name="T103"> 位動波</text:span>。</text:p>
                    </text:list-item>
                    <text:list-item>
                      <text:p text:style-name="P83">電能 <text:span text:style-name="T140">↔</text:span><text:span text:style-name="T103"> 位能。</text:span></text:p>
                    </text:list-item>
                    <text:list-item>
                      <text:p text:style-name="P220"><text:span text:style-name="T117">磁能 </text:span><text:span text:style-name="T167">↔</text:span><text:span text:style-name="T124"> 動能。</text:span></text:p>
                    </text:list-item>
                    <text:list-item>
                      <text:p text:style-name="P221"><text:span text:style-name="T61">某一特定&lt;?3&gt;</text:span><text:span text:style-name="T125">個體蘊含的</text:span><text:span text:style-name="T62">橫波型力</text:span><text:span text:style-name="T124"> </text:span><text:span text:style-name="T168">↔</text:span><text:span text:style-name="T125"> 萬有引力、</text:span><text:span text:style-name="T61">某一特定&lt;?3&gt;</text:span><text:span text:style-name="T125">個體蘊含的</text:span><text:span text:style-name="T62">縱</text:span><text:span text:style-name="T63">波型力</text:span><text:span text:style-name="T125">。</text:span></text:p>
                      <text:list>
                        <text:list-item>
                          <text:p text:style-name="P84"><text:span text:style-name="T18">某一特定&lt;?3&gt;</text:span><text:span text:style-name="T135">個體蘊含的</text:span><text:span text:style-name="T23">橫波型光</text:span><text:span text:style-name="T135"> </text:span><text:span text:style-name="T141">↔</text:span><text:span text:style-name="T135"> 重力波、</text:span><text:span text:style-name="T18">某一特定&lt;?3&gt;</text:span><text:span text:style-name="T135">個體蘊含的</text:span><text:span text:style-name="T23">縱</text:span><text:span text:style-name="T64">波型光</text:span><text:span text:style-name="T135">。</text:span></text:p>
                        </text:list-item>
                        <text:list-item>
                          <text:p text:style-name="P84"><text:span text:style-name="T18">某一特定&lt;?3&gt;</text:span><text:span text:style-name="T135">個體 蘊含的 </text:span><text:span text:style-name="T23">電磁波</text:span><text:span text:style-name="T135"> </text:span><text:span text:style-name="T141">↔</text:span><text:span text:style-name="T135"> 重力波、</text:span><text:span text:style-name="T18">某一特定&lt;?3&gt;</text:span><text:span text:style-name="T135">個體 蘊含的 </text:span><text:span text:style-name="T64">位動波</text:span><text:span text:style-name="T135">。</text:span></text:p>
                        </text:list-item>
                        <text:list-item>
                          <text:p text:style-name="P84"><text:span text:style-name="T18">某一特定&lt;?3&gt;</text:span><text:span text:style-name="T135">個體 蘊含的 </text:span><text:span text:style-name="T23">光</text:span><text:span text:style-name="T135"> </text:span><text:span text:style-name="T141">↔</text:span><text:span text:style-name="T135"> 重力波、</text:span><text:span text:style-name="T18">某一特定&lt;?3&gt;</text:span><text:span text:style-name="T135">個體 蘊含的 </text:span><text:span text:style-name="T64">力的變化</text:span><text:span text:style-name="T135">。</text:span></text:p>
                          <text:list>
                            <text:list-item>
                              <text:p text:style-name="P84">萬有引力 <text:span text:style-name="T142">↔</text:span><text:span text:style-name="T136"> 存在。</text:span></text:p>
                              <text:list>
                                <text:list-item>
                                  <text:p text:style-name="P85">萬有引力 <text:span text:style-name="T142">↔</text:span><text:span text:style-name="T136"> </text:span><text:span text:style-name="T18">某一特定&lt;?3&gt;</text:span><text:span text:style-name="T135">個體 蘊含的 </text:span><text:span text:style-name="T64">力的</text:span><text:span text:style-name="T136">存在。</text:span></text:p>
                                </text:list-item>
                              </text:list>
                            </text:list-item>
                            <text:list-item>
                              <text:p text:style-name="P84">重力波 <text:span text:style-name="T142">↔</text:span><text:span text:style-name="T136"> 變化。</text:span></text:p>
                              <text:list>
                                <text:list-item>
                                  <text:p text:style-name="P85">重力波 <text:span text:style-name="T142">↔</text:span><text:span text:style-name="T136"> </text:span><text:span text:style-name="T18">某一特定&lt;?3&gt;</text:span><text:span text:style-name="T135">個體 蘊含的 </text:span><text:span text:style-name="T64">力的變化</text:span><text:span text:style-name="T136">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">抽象例子，偏振光。</text:p>
                  <text:list>
                    <text:list-item>
                      <text:p text:style-name="P2">光 是 某一特定 角度、範圍 的 偏振 光、力、宗量。</text:p>
                    </text:list-item>
                    <text:list-item>
                      <text:p text:style-name="P2">力 是 另一個某一特定 角度、範圍 的 偏振 光、力、宗量。</text:p>
                    </text:list-item>
                    <text:list-item>
                      <text:p text:style-name="P2">視覺 感測 光、某一特定偏振宗量。</text:p>
                      <text:list>
                        <text:list-item>
                          <text:p text:style-name="P2">視覺 觸覺型感測 電能型宗量。</text:p>
                        </text:list-item>
                      </text:list>
                    </text:list-item>
                    <text:list-item>
                      <text:p text:style-name="P2">觸覺 感測 力、某一特定偏振宗量。</text:p>
                      <text:list>
                        <text:list-item>
                          <text:p text:style-name="P2">觸覺 觸覺型感測 動能型宗量。</text:p>
                        </text:list-item>
                      </text:list>
                    </text:list-item>
                    <text:list-item>
                      <text:p text:style-name="P5">視覺和觸覺的複合型覺 感測 光、力、某一特定偏振宗量。</text:p>
                      <text:list>
                        <text:list-item>
                          <text:p text:style-name="P5">視覺和觸覺的複合型覺 觸覺型感測 電能型宗量、動能型宗量。</text:p>
                        </text:list-item>
                        <text:list-item>
                          <text:p text:style-name="P5">明顯例子，血液。</text:p>
                          <text:list>
                            <text:list-item>
                              <text:p text:style-name="P5">抽象例子，微波爐、雞蛋、水。</text:p>
                              <text:list>
                                <text:list-item>
                                  <text:p text:style-name="P5">微波爐 <text:span text:style-name="T143">↔</text:span><text:span text:style-name="T128"> 外在環境。</text:span></text:p>
                                </text:list-item>
                                <text:list-item>
                                  <text:p text:style-name="P5">微波爐的 微波 <text:span text:style-name="T144">↔</text:span><text:span text:style-name="T129"> 光、力、某一特定宗量。</text:span></text:p>
                                </text:list-item>
                                <text:list-item>
                                  <text:p text:style-name="P5">雞蛋 <text:span text:style-name="T143">↔</text:span><text:span text:style-name="T128"> &lt;?2&gt;個體。</text:span></text:p>
                                </text:list-item>
                                <text:list-item>
                                  <text:p text:style-name="P5">水 <text:span text:style-name="T143">↔</text:span><text:span text:style-name="T128"> 血液。</text:span></text:p>
                                </text:list-item>
                              </text:list>
                            </text:list-item>
                            <text:list-item>
                              <text:p text:style-name="P226">（存在 /（存在 + 變化））。</text:p>
                            </text:list-item>
                            <text:list-item>
                              <text:p text:style-name="P51">（變化 /（存在 + 變化））。</text:p>
                              <text:list>
                                <text:list-item>
                                  <text:p text:style-name="P51">存在 越低，敏感度 越高。</text:p>
                                </text:list-item>
                                <text:list-item>
                                  <text:p text:style-name="P51">存在 越低，解析度 不一定 越高。</text:p>
                                </text:list-item>
                                <text:list-item>
                                  <text:p text:style-name="P6">明顯例子，（<text:span text:style-name="T80">李嗣涔 </text:span>認定的）<text:span text:style-name="T118">手指識字、腋下識字、耳朵識字。</text:span></text:p>
                                  <text:list>
                                    <text:list-item>
                                      <text:p text:style-name="P6"><text:span text:style-name="T118">手指 </text:span><text:span text:style-name="T169">↔</text:span><text:span text:style-name="T119"> 末梢血管。</text:span></text:p>
                                      <text:list>
                                        <text:list-item>
                                          <text:p text:style-name="P6"><text:span text:style-name="T119">血時 低 </text:span><text:span text:style-name="T170">↔</text:span><text:span text:style-name="T121"> 存在 低。</text:span></text:p>
                                          <text:list>
                                            <text:list-item>
                                              <text:p text:style-name="P52">血時 = 血量 / 血速。</text:p>
                                            </text:list-item>
                                            <text:list-item>
                                              <text:p text:style-name="P52">末梢血管的 血量 少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52">變化的 權重 高。</text:p>
                                          <text:list>
                                            <text:list-item>
                                              <text:p text:style-name="P52">變化 是 血液 感測到、感受到，外在環境的 改變、變化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54">腋下 <text:span text:style-name="T137">↔</text:span> 大動脈。</text:p>
                                      <text:list>
                                        <text:list-item>
                                          <text:p text:style-name="P7"><text:span text:style-name="T119">血時 低 </text:span><text:span text:style-name="T171">↔</text:span><text:span text:style-name="T122"> 存在 低。</text:span></text:p>
                                          <text:list>
                                            <text:list-item>
                                              <text:p text:style-name="P55">大動脈的 血量 多。</text:p>
                                            </text:list-item>
                                            <text:list-item>
                                              <text:p text:style-name="P55">大動脈的 血速 快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55">變化的 權重 高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54">耳朵 <text:span text:style-name="T137">↔</text:span> 耳膜血管。</text:p>
                                      <text:list>
                                        <text:list-item>
                                          <text:p text:style-name="P7"><text:span text:style-name="T119">血時 低 </text:span><text:span text:style-name="T171">↔</text:span><text:span text:style-name="T122"> 存在 低。</text:span></text:p>
                                          <text:list>
                                            <text:list-item>
                                              <text:p text:style-name="P53">耳膜血管的 血量 少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56">變化的 權重 高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7"><text:span text:style-name="T119">血時 越低</text:span><text:span text:style-name="T122">，</text:span><text:span text:style-name="T120">（變化 /（存在 + 變化））越大。</text:span></text:p>
                                      <text:list>
                                        <text:list-item>
                                          <text:p text:style-name="P8"><text:span text:style-name="T120">（變化 /（存在 + 變化））越大，</text:span><text:span text:style-name="T122">對 變化的 感測、感受 越靈敏。</text:span></text:p>
                                        </text:list-item>
                                        <text:list-item>
                                          <text:p text:style-name="P56">明顯例子，手指識字的（平均）敏感度，人類，小孩 &gt; 女性 &gt; 男性。</text:p>
                                          <text:list>
                                            <text:list-item>
                                              <text:p text:style-name="P59">原因很明顯，（平均）血時，人類小孩 &lt; 人類女性 &lt; 人類男性。</text:p>
                                            </text:list-item>
                                            <text:list-item>
                                              <text:p text:style-name="P60">原因很明顯，（平均）血量，人類小孩 &lt; 人類女性 &lt; 人類男性。</text:p>
                                            </text:list-item>
                                            <text:list-item>
                                              <text:p text:style-name="P9"><text:span text:style-name="T122">人類小孩的 </text:span><text:span text:style-name="T119">血時低</text:span><text:span text:style-name="T122">、傳遞距離短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0"><text:span text:style-name="T122">傳遞距離 越短，對 變化的 </text:span><text:span text:style-name="T123">保存、完整性 越高，感測、感受 衰變 越低</text:span><text:span text:style-name="T122">。</text:span></text:p>
                                      <text:list>
                                        <text:list-item>
                                          <text:p text:style-name="P57">傳遞距離 越短，對 變化的 感測、感受 越靈敏。</text:p>
                                        </text:list-item>
                                        <text:list-item>
                                          <text:p text:style-name="P58">明顯例子，識字的 敏感度，人類的上半身 &gt; 人類的下半身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">抽象例子，馬達、神經元。</text:p>
                        </text:list-item>
                      </text:list>
                    </text:list-item>
                    <text:list-item>
                      <text:p text:style-name="P2">抽象例子。</text:p>
                      <text:list>
                        <text:list-item>
                          <text:p text:style-name="P2">視覺 <text:span text:style-name="T145">↔</text:span><text:span text:style-name="T126"> 光源、感測器 之間有 0度 偏振片。</text:span></text:p>
                        </text:list-item>
                        <text:list-item>
                          <text:p text:style-name="P11">觸覺 <text:span text:style-name="T145">↔</text:span><text:span text:style-name="T126"> 光源、感測器 之間有 90度 偏振片。</text:span></text:p>
                        </text:list-item>
                        <text:list-item>
                          <text:p text:style-name="P5">視覺和觸覺的複合型覺 <text:span text:style-name="T145">↔</text:span><text:span text:style-name="T126"> 光源、感測器 之間有 45度 偏振片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">光、力 都是 振動、震盪、頻率。</text:p>
                  <text:list>
                    <text:list-item>
                      <text:p text:style-name="P3">明顯例子，&lt;_?<text:span text:style-name="T127">3_&gt;個體 振動，產生 光、力 現象。</text:span></text:p>
                      <text:list>
                        <text:list-item>
                          <text:p text:style-name="P3">&lt;?<text:span text:style-name="T127">2&gt;個體 有機率透過 視覺、嗅覺、味覺，感測到 光，感測不到 力。</text:span></text:p>
                          <text:list>
                            <text:list-item>
                              <text:p text:style-name="P3">嗅覺、味覺 是 化學物質 →<text:span text:style-name="T134"> 神經元 → 電能、光。</text:span></text:p>
                            </text:list-item>
                          </text:list>
                        </text:list-item>
                        <text:list-item>
                          <text:p text:style-name="P12">&lt;?<text:span text:style-name="T127">2&gt;個體 有機率透過 聽覺、觸覺，感測不到 光，感測到 力。</text:span></text:p>
                        </text:list-item>
                        <text:list-item>
                          <text:p text:style-name="P12">&lt;?<text:span text:style-name="T127">2&gt;個體 有機率透過 </text:span>視覺和觸覺的複合型<text:span text:style-name="T127">覺，感測到 光、力。</text:span></text:p>
                        </text:list-item>
                      </text:list>
                    </text:list-item>
                    <text:list-item>
                      <text:p text:style-name="P3">&lt;?<text:span text:style-name="T90">2&gt;個體 有</text:span>機率認定，極端高密度的 波 是 粒子。</text:p>
                      <text:list>
                        <text:list-item>
                          <text:p text:style-name="P3">狹義，不會位移的<text:span text:style-name="T91">0、1變化 是 粒子。</text:span></text:p>
                          <text:list>
                            <text:list-item>
                              <text:p text:style-name="P25">不會位移 是 待在原地。</text:p>
                            </text:list-item>
                            <text:list-item>
                              <text:p text:style-name="P25">不會位移 是 沒有（在 &lt;?<text:span text:style-name="T93">a&gt;個體</text:span> 裡面）移動。</text:p>
                              <text:list>
                                <text:list-item>
                                  <text:p text:style-name="P26">n &gt;= a &gt;= u。</text:p>
                                </text:list-item>
                              </text:list>
                            </text:list-item>
                            <text:list-item>
                              <text:p text:style-name="P13">&lt;_?<text:span text:style-name="T92">3_&gt;個體的 終極現象現象，</text:span></text:p>
                              <text:list>
                                <text:list-item>
                                  <text:p text:style-name="P27">該終極現象現象 是 0 <text:span text:style-name="T137">↔</text:span> 1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">狹義，會位移的<text:span text:style-name="T91">0、1變化 是 波。</text:span></text:p>
                          <text:list>
                            <text:list-item>
                              <text:p text:style-name="P3">明顯例子，振幅 變化。</text:p>
                              <text:list>
                                <text:list-item>
                                  <text:p text:style-name="P3">振幅 越高，（單位空間的 能量）密度 越高。</text:p>
                                  <text:list>
                                    <text:list-item>
                                      <text:p text:style-name="P14">明顯例子，假定，某一特定<text:span text:style-name="T94">螢幕的 尺寸 是 10000公分 * 10000公分。</text:span></text:p>
                                      <text:list>
                                        <text:list-item>
                                          <text:p text:style-name="P3">螢幕的像素點 越多，密度 越高。</text:p>
                                        </text:list-item>
                                        <text:list-item>
                                          <text:p text:style-name="P15">假定，第一次 點亮<text:span text:style-name="T95">10000個像素，形成 半徑1公分 圓形圖案。</text:span></text:p>
                                        </text:list-item>
                                        <text:list-item>
                                          <text:p text:style-name="P15">假定，第二次 點亮<text:span text:style-name="T95">100000000個像素，形成 半徑1公分 圓形圖案</text:span>。</text:p>
                                        </text:list-item>
                                        <text:list-item>
                                          <text:p text:style-name="P16">假定，每一個像素的 亮度 相同。</text:p>
                                        </text:list-item>
                                        <text:list-item>
                                          <text:p text:style-name="P16">假定，每一個像素的 閃爍頻率 相同。</text:p>
                                        </text:list-item>
                                        <text:list-item>
                                          <text:p text:style-name="P16">密度，第二個螢幕 高於 第一個螢幕。</text:p>
                                        </text:list-item>
                                        <text:list-item>
                                          <text:p text:style-name="P16">亮度，第二個螢幕 高於 第一個螢幕。</text:p>
                                          <text:list>
                                            <text:list-item>
                                              <text:p text:style-name="P16">（螢幕的整體）亮度 <text:span text:style-name="T146">↔</text:span><text:span text:style-name="T96"> 振幅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7">明顯例子，能量傳遞。</text:p>
                            </text:list-item>
                            <text:list-item>
                              <text:p text:style-name="P18">明顯例子，傳遞 現象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">光、力 的 傳遞速率 相依於 介質的 材料特性。</text:p>
                  <text:list>
                    <text:list-item>
                      <text:p text:style-name="P2">明顯例子，水波 的 傳遞速率 相依於 水的 材料特性。</text:p>
                    </text:list-item>
                    <text:list-item>
                      <text:p text:style-name="P2">以 人類 為例。</text:p>
                      <text:list>
                        <text:list-item>
                          <text:p text:style-name="P2">人類的 五感 都是 觸覺型感測器。</text:p>
                          <text:list>
                            <text:list-item>
                              <text:p text:style-name="P2">五感 是 視覺、聽覺、觸覺、嗅覺、味覺 感受。</text:p>
                            </text:list-item>
                          </text:list>
                        </text:list-item>
                        <text:list-item>
                          <text:p text:style-name="P2">假定，某一特定人類 五感 有在 運作。</text:p>
                          <text:list>
                            <text:list-item>
                              <text:p text:style-name="P19">該人類<text:span text:style-name="T86">個體</text:span>的<text:span text:style-name="T86"> 視覺 看得到 光。</text:span></text:p>
                              <text:list>
                                <text:list-item>
                                  <text:p text:style-name="P19">該人類<text:span text:style-name="T86">個體</text:span>的<text:span text:style-name="T86"> 視覺 看不到 力。</text:span></text:p>
                                  <text:list>
                                    <text:list-item>
                                      <text:p text:style-name="P20">力 的 明顯例子，（人類認定的）透明無色的 空氣 蘊含的 力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9">該人類<text:span text:style-name="T86">個體</text:span>的<text:span text:style-name="T86"> 觸覺 看得到 力。</text:span></text:p>
                              <text:list>
                                <text:list-item>
                                  <text:p text:style-name="P19">明顯例子，風 吹拂 該人類個體的皮膚。</text:p>
                                  <text:list>
                                    <text:list-item>
                                      <text:p text:style-name="P19">該人類個體的大腦 會 接收到 該觸覺感受。</text:p>
                                    </text:list-item>
                                    <text:list-item>
                                      <text:p text:style-name="P21">該人類個體的大腦 不會，把 該觸覺感受 形成 影像。</text:p>
                                      <text:list>
                                        <text:list-item>
                                          <text:p text:style-name="P28">該人類個體 有機率認定 光、力 是 不同 <text:span text:style-name="T87">能量種類 的能量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9">該人類個體的 觸覺 有機率看到 紅外線 光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9">光、力 的 差別在 傳遞能量的 形式。</text:p>
                      <text:list>
                        <text:list-item>
                          <text:p text:style-name="P30">水波 <text:span text:style-name="T147">↔</text:span><text:span text:style-name="T88"> 光、力。</text:span></text:p>
                          <text:list>
                            <text:list-item>
                              <text:p text:style-name="P31">水 直接蘊含 水波 <text:span text:style-name="T147">↔</text:span><text:span text:style-name="T88"> 空間 直接蘊含 光、力。</text:span></text:p>
                            </text:list-item>
                            <text:list-item>
                              <text:p text:style-name="P30">水波 橫波 傳遞 <text:span text:style-name="T147">↔</text:span><text:span text:style-name="T88"> 光、電磁波</text:span>。</text:p>
                              <text:list>
                                <text:list-item>
                                  <text:p text:style-name="P30">橫波的位能 <text:span text:style-name="T148">↔</text:span><text:span text:style-name="T89"> 電能。</text:span></text:p>
                                </text:list-item>
                                <text:list-item>
                                  <text:p text:style-name="P31">橫波的動能 <text:span text:style-name="T137">↔</text:span><text:span text:style-name="T89"> 磁能。</text:span></text:p>
                                </text:list-item>
                              </text:list>
                            </text:list-item>
                            <text:list-item>
                              <text:p text:style-name="P32">水波 縱波 傳遞 <text:span text:style-name="T147">↔</text:span><text:span text:style-name="T88"> 力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2">抽象例子，光、力 有機率在 不同介質 存在、變化、移動、運動、折射、反射、交互作用。</text:p>
              <text:list>
                <text:list-item>
                  <text:p text:style-name="P33">抽象例子，光、力 有機率在 空間 存在、變化。</text:p>
                </text:list-item>
                <text:list-item>
                  <text:p text:style-name="P34">抽象例子，光、力 有機率，某一特定&lt;?<text:span text:style-name="T101">a&gt;</text:span>個體 <text:span text:style-name="T149">↔</text:span><text:span text:style-name="T99"> 某一特定</text:span>&lt;?<text:span text:style-name="T101">b&gt;個體。</text:span></text:p>
                  <text:list>
                    <text:list-item>
                      <text:p text:style-name="P43"><text:span text:style-name="T137">↔</text:span> 是 ←、→。</text:p>
                    </text:list-item>
                    <text:list-item>
                      <text:p text:style-name="P34"><text:span text:style-name="T150">↔</text:span><text:span text:style-name="T98"> 是 </text:span>傳遞到。<text:span text:style-name="T74">（雙工、半雙工）</text:span></text:p>
                      <text:list>
                        <text:list-item>
                          <text:p text:style-name="P35"><text:span text:style-name="T98">← 是 </text:span>傳遞到。<text:span text:style-name="T74">（單工。從 右 傳遞到 左）</text:span></text:p>
                        </text:list-item>
                        <text:list-item>
                          <text:p text:style-name="P36"><text:span text:style-name="T98">→ 是 </text:span>傳遞到。<text:span text:style-name="T74">（單工。從 左 傳遞到 右）</text:span></text:p>
                        </text:list-item>
                      </text:list>
                    </text:list-item>
                    <text:list-item>
                      <text:p text:style-name="P44">n &gt;= a &gt;= b &gt; <text:span text:style-name="T102">1</text:span>。</text:p>
                      <text:list>
                        <text:list-item>
                          <text:p text:style-name="P46">1 是 光、力 的 宗量層級。</text:p>
                        </text:list-item>
                      </text:list>
                    </text:list-item>
                    <text:list-item>
                      <text:p text:style-name="P37">抽象例子，光、力，某一特定&lt;?<text:span text:style-name="T97">2&gt;個體 </text:span><text:span text:style-name="T151">↔</text:span><text:span text:style-name="T97"> </text:span>其他&lt;?<text:span text:style-name="T100">2&gt;</text:span>個體。</text:p>
                      <text:list>
                        <text:list-item>
                          <text:p text:style-name="P37">該&lt;?<text:span text:style-name="T97">2&gt;個體 反蘊含 </text:span>光、力，該其他&lt;?<text:span text:style-name="T100">2&gt;</text:span>個體 蘊含 光、力。</text:p>
                          <text:list>
                            <text:list-item>
                              <text:p text:style-name="P38">光、力 從 該&lt;?<text:span text:style-name="T97">2&gt;個體 傳遞到 該</text:span>其他&lt;?<text:span text:style-name="T100">2&gt;</text:span>個體。</text:p>
                            </text:list-item>
                            <text:list-item>
                              <text:p text:style-name="P37">明顯例子，蜻蜓點水，蜻蜓 反蘊含 力，水 蘊含 力，水 產生 水波 現象。</text:p>
                            </text:list-item>
                          </text:list>
                        </text:list-item>
                        <text:list-item>
                          <text:p text:style-name="P37">該&lt;?<text:span text:style-name="T97">2&gt;個體 蘊含 </text:span>光、力，該其他&lt;?<text:span text:style-name="T100">2&gt;</text:span>個體 反蘊含 光、力。</text:p>
                        </text:list-item>
                      </text:list>
                    </text:list-item>
                    <text:list-item>
                      <text:p text:style-name="P39">抽象例子，<text:span text:style-name="T97">光、力，</text:span>某一特定&lt;?<text:span text:style-name="T97">2&gt;個體 </text:span><text:span text:style-name="T151">↔</text:span><text:span text:style-name="T97"> 某一特定</text:span>空間個體 直接蘊含 光、力。</text:p>
                      <text:list>
                        <text:list-item>
                          <text:p text:style-name="P40">該&lt;?<text:span text:style-name="T97">2&gt;個體 反蘊含 </text:span>光、力，該空間個體 直接蘊含 光、力。</text:p>
                        </text:list-item>
                        <text:list-item>
                          <text:p text:style-name="P39">該&lt;?<text:span text:style-name="T97">2&gt;個體 蘊含 </text:span>光、力，該空間個體 間接蘊含 光、力。</text:p>
                        </text:list-item>
                        <text:list-item>
                          <text:p text:style-name="P39">該&lt;?<text:span text:style-name="T97">2&gt;個體 蘊含 </text:span>光、力，該空間個體 反蘊含 光、力。</text:p>
                          <text:list>
                            <text:list-item>
                              <text:p text:style-name="P41">其他空間個體 有機率直接蘊含 光、力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2">光、力 從 某一特定&lt;?<text:span text:style-name="T101">a&gt;</text:span>個體 傳遞到<text:span text:style-name="T99"> 某一特定</text:span>&lt;?<text:span text:style-name="T101">b&gt;個體。</text:span></text:p>
                      <text:list>
                        <text:list-item>
                          <text:p text:style-name="P45">n &gt;= a &gt;= b &gt; <text:span text:style-name="T102">1</text:span>。</text:p>
                          <text:list>
                            <text:list-item>
                              <text:p text:style-name="P47">1 是 光、力 的 宗量層級。</text:p>
                            </text:list-item>
                          </text:list>
                        </text:list-item>
                        <text:list-item>
                          <text:p text:style-name="P47">該光、該力 有機率 發生 變化。</text:p>
                          <text:list>
                            <text:list-item>
                              <text:p text:style-name="P47">明顯例子，光 從 空氣 傳遞到 水，發生 折射 現象。</text:p>
                              <text:list>
                                <text:list-item>
                                  <text:p text:style-name="P48">空氣 反蘊含 該光。</text:p>
                                </text:list-item>
                                <text:list-item>
                                  <text:p text:style-name="P49">水 蘊含 該光。</text:p>
                                </text:list-item>
                              </text:list>
                            </text:list-item>
                            <text:list-item>
                              <text:p text:style-name="P49">明顯例子，力 從 空氣 傳遞到 水，發生 折射 現象。</text:p>
                              <text:list>
                                <text:list-item>
                                  <text:p text:style-name="P49">空氣 反蘊含 該力。</text:p>
                                </text:list-item>
                                <text:list-item>
                                  <text:p text:style-name="P49">水 蘊含 該力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2">光、力 介質 存在、變化。</text:p>
                </text:list-item>
              </text:list>
            </text:list-item>
            <text:list-item>
              <text:p text:style-name="P2">光、力 不能 直接 感測、交互作用。</text:p>
            </text:list-item>
            <text:list-item>
              <text:p text:style-name="P22">光、力 能 間接 感測、交互作用。</text:p>
              <text:list>
                <text:list-item>
                  <text:p text:style-name="P23">明顯例子，馬達。</text:p>
                  <text:list>
                    <text:list-item>
                      <text:p text:style-name="P23">光 是 電磁波。</text:p>
                    </text:list-item>
                  </text:list>
                </text:list-item>
              </text:list>
            </text:list-item>
            <text:list-item>
              <text:p text:style-name="P61">明顯例子，肉質層 是 力，意識層 是 光。</text:p>
            </text:list-item>
            <text:list-item>
              <text:p text:style-name="P62">動能型宇宙 蘊含 光、力。</text:p>
              <text:list>
                <text:list-item>
                  <text:p text:style-name="P61">生物電流型宇宙、動能型宇宙 不能 直接 感測、交互作用。</text:p>
                </text:list-item>
                <text:list-item>
                  <text:p text:style-name="P63">生物電流型宇宙、動能型宇宙 能 間接 感測、交互作用。</text:p>
                </text:list-item>
                <text:list-item>
                  <text:p text:style-name="P63">宇宙胞 蘊含 生物電流型宇宙、動能型宇宙。</text:p>
                </text:list-item>
                <text:list-item>
                  <text:p text:style-name="P64">&lt;_?3_&gt;個體 擁有 宇宙胞個體。</text:p>
                  <text:list>
                    <text:list-item>
                      <text:p text:style-name="P65">明顯例子，人類個體 擁有 細胞個體。</text:p>
                    </text:list-item>
                  </text:list>
                </text:list-item>
                <text:list-item>
                  <text:p text:style-name="P65">宇宙胞 會 分裂複製。</text:p>
                  <text:list>
                    <text:list-item>
                      <text:p text:style-name="P65">明顯例子，人類個體的 細胞 會 分裂複製。</text:p>
                    </text:list-item>
                  </text:list>
                </text:list-item>
                <text:list-item>
                  <text:p text:style-name="P65">&lt;_?3_&gt;個體 有 道、德、個體、文明、內部機制、運動、感測、交互作用、本能、傳承。</text:p>
                </text:list-item>
                <text:list-item>
                  <text:p text:style-name="P65">&lt;_?3_&gt;個體 也會 感測、交互作用 其他&lt;?3&gt;個體。</text:p>
                </text:list-item>
                <text:list-item>
                  <text:p text:style-name="P65">&lt;_?3_&gt;個體 存在、生存、生活 在 &lt;_?4_&gt;個體。</text:p>
                </text:list-item>
              </text:list>
            </text:list-item>
            <text:list-item>
              <text:p text:style-name="P86">共振、共鳴、共識</text:p>
              <text:list>
                <text:list-item>
                  <text:p text:style-name="P215"><text:span text:style-name="T72">力 的 共振、共鳴、共識。</text:span><text:span text:style-name="T77">（力 的 明顯例子，彈簧波、動能</text:span><text:span text:style-name="T79">↔</text:span><text:span text:style-name="T78">位能</text:span><text:span text:style-name="T77">）</text:span></text:p>
                  <text:list>
                    <text:list-item>
                      <text:p text:style-name="P215"><text:span text:style-name="T72">明顯例子，弦、姿勢、震動學。</text:span><text:span text:style-name="T77">（第零層級法則）</text:span></text:p>
                      <text:list>
                        <text:list-item>
                          <text:p text:style-name="P86">姿勢 是 幾何形狀、結構、狀態。</text:p>
                        </text:list-item>
                        <text:list-item>
                          <text:p text:style-name="P86">某一特定個體，不同的 姿勢，該個體 有機率跟 不同的 頻率 共振、共鳴、共識。</text:p>
                          <text:list>
                            <text:list-item>
                              <text:p text:style-name="P216"><text:span text:style-name="T72">明顯例子，假定，某一特定建築物 跟 </text:span><text:span text:style-name="T16">10000（Hz）頻率 共振。</text:span></text:p>
                              <text:list>
                                <text:list-item>
                                  <text:p text:style-name="P87">假定，該建築物 裡面 安裝 阻尼球。</text:p>
                                </text:list-item>
                                <text:list-item>
                                  <text:p text:style-name="P216"><text:span text:style-name="T72">該建築物 有機率 不</text:span><text:span text:style-name="T4">跟 </text:span><text:span text:style-name="T16">10000（Hz）頻</text:span><text:span text:style-name="T73">率 共振</text:span><text:span text:style-name="T72">。</text:span></text:p>
                                </text:list-item>
                                <text:list-item>
                                  <text:p text:style-name="P216"><text:span text:style-name="T72">該建築物 有機率 跟</text:span><text:span text:style-name="T4"> </text:span><text:span text:style-name="T16">1（Hz）</text:span><text:span text:style-name="T73">頻率 共振。</text:span></text:p>
                                </text:list-item>
                              </text:list>
                            </text:list-item>
                            <text:list-item>
                              <text:p text:style-name="P217"><text:span text:style-name="T73">明顯例子，假定，某一特定彈簧個體 跟 </text:span><text:span text:style-name="T16">10000（Hz）頻率 共振。</text:span></text:p>
                              <text:list>
                                <text:list-item>
                                  <text:p text:style-name="P67">假定，該彈簧個體 從 I形姿勢 變成 U形姿勢。</text:p>
                                  <text:list>
                                    <text:list-item>
                                      <text:p text:style-name="P67">I形 是 直線的形狀。</text:p>
                                    </text:list-item>
                                    <text:list-item>
                                      <text:p text:style-name="P67">U形 是 摺疊的形狀。</text:p>
                                    </text:list-item>
                                  </text:list>
                                </text:list-item>
                                <text:list-item>
                                  <text:p text:style-name="P218"><text:span text:style-name="T16">該彈簧個體 有機率 </text:span><text:span text:style-name="T72">不</text:span><text:span text:style-name="T4">跟 </text:span><text:span text:style-name="T16">10000（Hz）頻</text:span><text:span text:style-name="T73">率 共振</text:span><text:span text:style-name="T72">。</text:span></text:p>
                                </text:list-item>
                                <text:list-item>
                                  <text:p text:style-name="P218"><text:span text:style-name="T72">該彈簧</text:span><text:span text:style-name="T16">個體</text:span><text:span text:style-name="T72"> 有機率 跟</text:span><text:span text:style-name="T4"> </text:span><text:span text:style-name="T16">1（Hz）</text:span><text:span text:style-name="T73">頻率 共振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15"><text:span text:style-name="T72">光 的 共振、共鳴、共識。</text:span><text:span text:style-name="T77">（光 的 明顯例子，電磁波、磁能</text:span><text:span text:style-name="T79">↔</text:span><text:span text:style-name="T78">電能</text:span><text:span text:style-name="T77">）</text:span></text:p>
                  <text:list>
                    <text:list-item>
                      <text:p text:style-name="P215"><text:span text:style-name="T72">明顯例子，金字塔、冥想、聲流學。</text:span><text:span text:style-name="T77">（第一層級法則（以上））</text:span></text:p>
                      <text:list>
                        <text:list-item>
                          <text:p text:style-name="P86">冥想 的 明顯例子，某一特定個體 有意識、潛意識、無意識 調整 姿勢。</text:p>
                          <text:list>
                            <text:list-item>
                              <text:p text:style-name="P86">姿勢 是 該個體、其他個體 的 姿勢。</text:p>
                              <text:list>
                                <text:list-item>
                                  <text:p text:style-name="P88">姿勢 是 幾何形狀、結構、狀態。</text:p>
                                </text:list-item>
                              </text:list>
                            </text:list-item>
                            <text:list-item>
                              <text:p text:style-name="P88">明顯例子，該個體 調整 該個體（自己的）輝光 姿勢。</text:p>
                            </text:list-item>
                            <text:list-item>
                              <text:p text:style-name="P89">明顯例子，該個體 調整 該個體（自己的）交互作用 姿勢。</text:p>
                              <text:list>
                                <text:list-item>
                                  <text:p text:style-name="P89">交互作用 是 該個體、外在環境 交互作用。</text:p>
                                </text:list-item>
                                <text:list-item>
                                  <text:p text:style-name="P89">不同的 姿勢，有 不同的 吸收、反射、發射、折射、被穿透 現象。</text:p>
                                  <text:list>
                                    <text:list-item>
                                      <text:p text:style-name="P219"><text:span text:style-name="T72">抽象例子，半反半透鏡、時變</text:span><text:span text:style-name="T4">型（</text:span><text:span text:style-name="T17">x%</text:span><text:span text:style-name="T4">）反（</text:span><text:span text:style-name="T17">100%-x%</text:span><text:span text:style-name="T4">）透</text:span><text:span text:style-name="T72">鏡、晶體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89">假定，吸收、反射、發射、折射、被穿透 現象 在（人類的）可見光範圍。</text:p>
                                  <text:list>
                                    <text:list-item>
                                      <text:p text:style-name="P89">人類個體 有機率認定，該個體 在 變暗、變亮、發光、扭曲、透光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0"><text:span text:style-name="T58">光 </text:span><text:span text:style-name="T152">↔</text:span><text:span text:style-name="T59"> 力。</text:span></text:p>
              <text:list>
                <text:list-item>
                  <text:p text:style-name="P91"><text:span text:style-name="T58">相撞 產生，（人類 認定的）粒子 </text:span><text:span text:style-name="T153">↔</text:span><text:span text:style-name="T60"> </text:span><text:span text:style-name="T58">突波。</text:span></text:p>
                </text:list-item>
                <text:list-item>
                  <text:p text:style-name="P91"><text:span text:style-name="T58">衰變、半衰期 </text:span><text:span text:style-name="T153">↔</text:span><text:span text:style-name="T60"> 衰減、衰減期。</text:span></text:p>
                </text:list-item>
              </text:list>
            </text:list-item>
            <text:list-item>
              <text:p text:style-name="P182">力。</text:p>
              <text:list>
                <text:list-item>
                  <text:p text:style-name="P68">明顯例子，救護車 發出 聲音。</text:p>
                  <text:list>
                    <text:list-item>
                      <text:p text:style-name="P92"><text:span text:style-name="T60">救護車 發出 聲音 →</text:span><text:span text:style-name="T67"> </text:span><text:span text:style-name="T60">救護車 </text:span><text:span text:style-name="T69">產生</text:span><text:span text:style-name="T60"> &lt;?</text:span><text:span text:style-name="T67">a&gt;</text:span><text:span text:style-name="T60">力。</text:span></text:p>
                      <text:list>
                        <text:list-item>
                          <text:p text:style-name="P68">力，在 空氣，以 音速 行進。</text:p>
                        </text:list-item>
                        <text:list-item>
                          <text:p text:style-name="P69">力，在 空間，以 光速 行進。</text:p>
                        </text:list-item>
                        <text:list-item>
                          <text:p text:style-name="P93"><text:span text:style-name="T60">&lt;?</text:span><text:span text:style-name="T70">a&gt;</text:span><text:span text:style-name="T60">力，在 &lt;?</text:span><text:span text:style-name="T65">a&gt;個體，以（&lt;?a&gt;個體的）宗速 行進</text:span><text:span text:style-name="T60">。</text:span></text:p>
                          <text:list>
                            <text:list-item>
                              <text:p text:style-name="P94"><text:span text:style-name="T68">n</text:span><text:span text:style-name="T172">a</text:span><text:span text:style-name="T68"> </text:span><text:span text:style-name="T131">≥</text:span><text:span text:style-name="T68"> a </text:span><text:span text:style-name="T131">≥</text:span><text:span text:style-name="T68"> u</text:span><text:span text:style-name="T172">a</text:span><text:span text:style-name="T60">。</text:span></text:p>
                            </text:list-item>
                            <text:list-item>
                              <text:p text:style-name="P224"><text:span text:style-name="T60">（宗速 的 相關描述 在 能量、儲量 文件群的 </text:span><text:span text:style-name="T66">宗速</text:span><text:span text:style-name="T60">）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5">雷射干涉引<text:span text:style-name="T60">力波天文台（LIGO）的 探測引力波實驗 能夠驗證</text:span>（人類 認定的）<text:span text:style-name="T71">以太</text:span><text:span text:style-name="T60">。</text:span></text:p>
            </text:list-item>
            <text:list-item>
              <text:p text:style-name="P95"><text:span text:style-name="T60">空氣 有機率蘊含 音速光。</text:span></text:p>
            </text:list-item>
            <text:list-item>
              <text:p text:style-name="P224"><text:span text:style-name="T60">（力 的 相關描述 在 </text:span><text:span text:style-name="T66">成神之書</text:span><text:span text:style-name="T60">的 </text:span><text:span text:style-name="T66">物質世界學</text:span><text:span text:style-name="T60"> 文件群的 </text:span><text:span text:style-name="T66">力</text:span><text:span text:style-name="T60">）</text:span></text:p>
            </text:list-item>
          </text:list>
        </text:list-item>
        <text:list-item>
          <text:p text:style-name="P96"><text:bookmark-start text:name="第三層級意識"/>第三層級意識<text:bookmark-end text:name="第三層級意識"/></text:p>
          <text:list>
            <text:list-item>
              <text:p text:style-name="P96">第三層級意識 蘊含 第二層級意識（以下）。</text:p>
            </text:list-item>
            <text:list-item>
              <text:p text:style-name="P96">第三層級意識 蘊含 零個（以上）第二層級意識個體。</text:p>
              <text:list>
                <text:list-item>
                  <text:p text:style-name="P97">明顯例子，榮格的 集體潛意識 <text:span text:style-name="T154">↔</text:span><text:span text:style-name="T104"> 本書的 意識層個體的 記憶。</text:span></text:p>
                  <text:list>
                    <text:list-item>
                      <text:p text:style-name="P183">意識層個體 不是 所有的 意識層個體。</text:p>
                    </text:list-item>
                    <text:list-item>
                      <text:p text:style-name="P183">意識層個體 不是 某一特定物種的 意識層個體。</text:p>
                    </text:list-item>
                    <text:list-item>
                      <text:p text:style-name="P184">意識層個體 是 某一特定意識層個體。</text:p>
                      <text:list>
                        <text:list-item>
                          <text:p text:style-name="P98"><text:span text:style-name="T4">明顯例子，假定，</text:span><text:span text:style-name="T20">x &gt; y。</text:span></text:p>
                          <text:list>
                            <text:list-item>
                              <text:p text:style-name="P98"><text:span text:style-name="T4">&lt;?</text:span><text:span text:style-name="T13">x&gt;</text:span>個體 有機率蘊含 零個（以上）<text:span text:style-name="T4">&lt;?</text:span><text:span text:style-name="T13">y&gt;</text:span>個體。</text:p>
                              <text:list>
                                <text:list-item>
                                  <text:p text:style-name="P98"><text:span text:style-name="T20">每一個 </text:span><text:span text:style-name="T12">&lt;?</text:span><text:span text:style-name="T13">y&gt;</text:span><text:span text:style-name="T20">個體 都有 自己的 記憶、認知、意識。</text:span></text:p>
                                  <text:list>
                                    <text:list-item>
                                      <text:p text:style-name="P99"><text:span text:style-name="T13">個體 是 </text:span>意識層個體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99">明顯例子，<text:span text:style-name="T3">&lt;?</text:span><text:span text:style-name="T21">3&gt;</text:span>個體 有機率蘊含 零個（以上<text:span text:style-name="T4">）&lt;?</text:span><text:span text:style-name="T14">2&gt;</text:span>個體。</text:p>
                              <text:list>
                                <text:list-item>
                                  <text:p text:style-name="P99">每一個 <text:span text:style-name="T4">&lt;?</text:span><text:span text:style-name="T14">2&gt;</text:span>個體 都有 自己的 記憶、認知、意識。</text:p>
                                </text:list-item>
                              </text:list>
                            </text:list-item>
                            <text:list-item>
                              <text:p text:style-name="P99">明顯例子，<text:span text:style-name="T3">&lt;?</text:span><text:span text:style-name="T21">3&gt;</text:span>意識層個體 有機率蘊含 零個（以上<text:span text:style-name="T4">）&lt;?</text:span><text:span text:style-name="T14">2&gt;</text:span>意識層個體。</text:p>
                              <text:list>
                                <text:list-item>
                                  <text:p text:style-name="P99">每一個 <text:span text:style-name="T4">&lt;?</text:span><text:span text:style-name="T14">2&gt;</text:span>意識層個體 都有 自己的 記憶、認知、意識。</text:p>
                                </text:list-item>
                              </text:list>
                            </text:list-item>
                            <text:list-item>
                              <text:p text:style-name="P100">其他個體 有機率認定，該<text:span text:style-name="T4">&lt;?</text:span><text:span text:style-name="T13">y&gt;</text:span>意識層個體的 記憶 是 前世記憶。</text:p>
                            </text:list-item>
                            <text:list-item>
                              <text:p text:style-name="P100">其他個體 有機率認定，該<text:span text:style-name="T3">&lt;?</text:span><text:span text:style-name="T22">y&gt;</text:span>意識層個體的 意識 是（榮格的）集體潛意識。</text:p>
                            </text:list-item>
                            <text:list-item>
                              <text:p text:style-name="P101">其他個體 有機率認定，該<text:span text:style-name="T3">&lt;?</text:span><text:span text:style-name="T22">y&gt;</text:span>意識層個體的 意識 是（榮格的）多重人格。</text:p>
                            </text:list-item>
                          </text:list>
                        </text:list-item>
                        <text:list-item>
                          <text:p text:style-name="P185">該意識層個體的 記憶、意識 有機率被認定 是，前世記憶、（榮格的）集體潛意識。</text:p>
                          <text:list>
                            <text:list-item>
                              <text:p text:style-name="P102">前世 是 人類認定的 前世。</text:p>
                            </text:list-item>
                            <text:list-item>
                              <text:p text:style-name="P103">前世 是 該意識層個體 進入過的 所有的個體的 意識層個體。</text:p>
                              <text:list>
                                <text:list-item>
                                  <text:p text:style-name="P103">進入過的 是 曾經、已經、正在 進入、體驗、經歷 的。</text:p>
                                </text:list-item>
                              </text:list>
                            </text:list-item>
                            <text:list-item>
                              <text:p text:style-name="P104"><text:span text:style-name="T104">該意識層個體的 </text:span>意識 是，<text:span text:style-name="T104">該意識層個體 蘊含的 某一特定意識層個體。</text:span></text:p>
                              <text:list>
                                <text:list-item>
                                  <text:p text:style-name="P105"><text:span text:style-name="T104">（該意識層個體 的）</text:span>意識 是（<text:span text:style-name="T104">該意識層個體 蘊含的）某一特定意識層個體。</text:span></text:p>
                                  <text:list>
                                    <text:list-item>
                                      <text:p text:style-name="P106">意識 是 <text:span text:style-name="T104">某一特定意識層個體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104">明顯例子，<text:span text:style-name="T104">該意識層個體 是 </text:span><text:span text:style-name="T11">第x層</text:span><text:span text:style-name="T104">級意識層個體。</text:span></text:p>
                                  <text:list>
                                    <text:list-item>
                                      <text:p text:style-name="P104"><text:span text:style-name="T104">該某一特定意識層個體 是 </text:span><text:span text:style-name="T11">第</text:span><text:span text:style-name="T12">y</text:span><text:span text:style-name="T11">層</text:span><text:span text:style-name="T104">級意識層個體。</text:span></text:p>
                                    </text:list-item>
                                    <text:list-item>
                                      <text:p text:style-name="P186"><text:span text:style-name="T3">x &gt; y</text:span>。</text:p>
                                    </text:list-item>
                                    <text:list-item>
                                      <text:p text:style-name="P107"><text:span text:style-name="T11">第</text:span><text:span text:style-name="T12">y</text:span><text:span text:style-name="T11">層</text:span><text:span text:style-name="T104">級意識層個體 有</text:span><text:span text:style-name="T11"> 零個（以上）</text:span><text:span text:style-name="T104">意識層個體。</text:span></text:p>
                                      <text:list>
                                        <text:list-item>
                                          <text:p text:style-name="P108"><text:span text:style-name="T57">第</text:span><text:span text:style-name="T20">y</text:span><text:span text:style-name="T57">層</text:span><text:span text:style-name="T104">級意識層個體 是 該意識層個體 蘊含的 </text:span><text:span text:style-name="T57">第</text:span><text:span text:style-name="T20">y</text:span><text:span text:style-name="T57">層</text:span><text:span text:style-name="T104">級意識層個體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08">每一次 輪迴，該意識層個體 有機率 蘊含 零個（以上）意識層個體。</text:p>
                              <text:list>
                                <text:list-item>
                                  <text:p text:style-name="P108">明顯例子，假定，該意識層個體 是<text:span text:style-name="T4"> &lt;?</text:span><text:span text:style-name="T15">3&gt;意識</text:span><text:span text:style-name="T116">層個體。</text:span></text:p>
                                  <text:list>
                                    <text:list-item>
                                      <text:p text:style-name="P108">零個（以上）意識層個體 <text:span text:style-name="T4">是 零個（以上）&lt;?</text:span><text:span text:style-name="T15">2&gt;（以下）意</text:span><text:span text:style-name="T116">識層個體。</text:span></text:p>
                                      <text:list>
                                        <text:list-item>
                                          <text:p text:style-name="P109">明顯例子，零個（以上）意識層個體 <text:span text:style-name="T4">是 某一特定&lt;?</text:span><text:span text:style-name="T15">2&gt;意</text:span><text:span text:style-name="T116">識層個體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10">該意識層個體 進入 某一特定個體的 肉質層。</text:p>
                                </text:list-item>
                                <text:list-item>
                                  <text:p text:style-name="P111">該意識層個體、該個體的意識層 有機率 交互作用、互溶。</text:p>
                                  <text:list>
                                    <text:list-item>
                                      <text:p text:style-name="P112">每一個 意識層個體 有機率有自己的 記憶、情感、性格。</text:p>
                                    </text:list-item>
                                    <text:list-item>
                                      <text:p text:style-name="P112">意識層個體 之間，有機率 感測、交互作用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6">抽象例子，某一特定意識層個體 進入 某一特定個體的 肉質層。</text:p>
                  <text:list>
                    <text:list-item>
                      <text:p text:style-name="P96">該個體 有機率發展出 自己的 意識層。</text:p>
                      <text:list>
                        <text:list-item>
                          <text:p text:style-name="P96">發展出 是 已經、正在、即將 發展出。</text:p>
                        </text:list-item>
                      </text:list>
                    </text:list-item>
                    <text:list-item>
                      <text:p text:style-name="P96">該意識層個體 有機率蘊含 該個體的意識層。<text:span text:style-name="T106">（該個體是NPC個體）</text:span></text:p>
                      <text:list>
                        <text:list-item>
                          <text:p text:style-name="P113">該意識層個體、該個體的意識層 有機率相溶。</text:p>
                          <text:list>
                            <text:list-item>
                              <text:p text:style-name="P113">假定，該意識層個體的 最高層級的意識層 是 第<text:span text:style-name="T19">x層級意識</text:span><text:span text:style-name="T105">。</text:span></text:p>
                            </text:list-item>
                            <text:list-item>
                              <text:p text:style-name="P114">假定，該個體的意識層的 最高層級的意識層 是 第<text:span text:style-name="T19">y層級意識</text:span><text:span text:style-name="T105">。</text:span></text:p>
                            </text:list-item>
                            <text:list-item>
                              <text:p text:style-name="P114"><text:span text:style-name="T4">假定，</text:span><text:span text:style-name="T5">x &gt; y</text:span><text:span text:style-name="T105">。</text:span></text:p>
                              <text:list>
                                <text:list-item>
                                  <text:p text:style-name="P115">該意識層個體 蘊含 該個體的意識層。</text:p>
                                </text:list-item>
                                <text:list-item>
                                  <text:p text:style-name="P116">該個體的意識層 是 該意識層個體的內在物質。</text:p>
                                  <text:list>
                                    <text:list-item>
                                      <text:p text:style-name="P116">該個體的意識層 存在、生存、生活 在 該意識層個體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15"><text:span text:style-name="T4">假定，</text:span><text:span text:style-name="T5">x = y</text:span><text:span text:style-name="T105">。</text:span></text:p>
                              <text:list>
                                <text:list-item>
                                  <text:p text:style-name="P117">該個體 有機率產生 精神錯亂 現象。</text:p>
                                  <text:list>
                                    <text:list-item>
                                      <text:p text:style-name="P117">明顯例子<text:span text:style-name="T4">，</text:span>某一特<text:span text:style-name="T4">定&lt;?</text:span><text:span text:style-name="T7">2&gt;</text:span>個體 有機率會 被認定 神靈附身。</text:p>
                                      <text:list>
                                        <text:list-item>
                                          <text:p text:style-name="P118">神靈附身<text:span text:style-name="T4"> 是 </text:span>某一特<text:span text:style-name="T4">定&lt;?</text:span><text:span text:style-name="T6">2&gt;意識</text:span><text:span text:style-name="T108">層個體 進入 該</text:span><text:span text:style-name="T4">&lt;?</text:span><text:span text:style-name="T7">2&gt;</text:span><text:span text:style-name="T108">個體 的 現象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15"><text:span text:style-name="T4">假定，</text:span><text:span text:style-name="T5">x &lt; y</text:span><text:span text:style-name="T105">。</text:span></text:p>
                              <text:list>
                                <text:list-item>
                                  <text:p text:style-name="P119">該個體的意識層 蘊含 該意識層個體的意識層。</text:p>
                                </text:list-item>
                                <text:list-item>
                                  <text:p text:style-name="P120">該意識層個體 是 該個體的意識層的內在物質。</text:p>
                                  <text:list>
                                    <text:list-item>
                                      <text:p text:style-name="P120">該意識層個體 存在、生存、生活 在 該個體的意識層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6">該意識層個體 有機率離開 該個體的 肉質層。</text:p>
                      <text:list>
                        <text:list-item>
                          <text:p text:style-name="P96">該意識層個體 蘊含的 該個體的意識層，也會 離開 該個體的肉質層。</text:p>
                        </text:list-item>
                      </text:list>
                    </text:list-item>
                    <text:list-item>
                      <text:p text:style-name="P96">該意識層個體的 某一特定第三層級意識層個體 有機率蘊含 第二層級意識層個體。</text:p>
                      <text:list>
                        <text:list-item>
                          <text:p text:style-name="P96">蘊含 是 蘊含 零個（以上）。</text:p>
                        </text:list-item>
                      </text:list>
                    </text:list-item>
                    <text:list-item>
                      <text:p text:style-name="P96">假定，該意識層個體 進入 另一個某一特定個體的 肉質層。</text:p>
                      <text:list>
                        <text:list-item>
                          <text:p text:style-name="P121">該意識層個體、該另一個個體的意識層 有機率相溶。</text:p>
                        </text:list-item>
                        <text:list-item>
                          <text:p text:style-name="P96">清醒狀態，該另一個個體的 主意識 持有 意識權。</text:p>
                          <text:list>
                            <text:list-item>
                              <text:p text:style-name="P96">清醒狀態 是 人類認定的 清醒狀態。</text:p>
                            </text:list-item>
                            <text:list-item>
                              <text:p text:style-name="P96">現實沉浸感 越高，清醒狀態 越明顯。</text:p>
                            </text:list-item>
                          </text:list>
                        </text:list-item>
                        <text:list-item>
                          <text:p text:style-name="P122">心靈平靜狀態，某一特定第二層級意識層個體 有機率持有 意識權。</text:p>
                          <text:list>
                            <text:list-item>
                              <text:p text:style-name="P123">明顯例子，催眠、冥想、虛無。</text:p>
                            </text:list-item>
                            <text:list-item>
                              <text:p text:style-name="P123">抽象例子，假定，該意識層個體 蘊含<text:span text:style-name="T4"> </text:span><text:span text:style-name="T8">10000</text:span><text:span text:style-name="T109">個 </text:span>第二層級意識層個體。</text:p>
                              <text:list>
                                <text:list-item>
                                  <text:p text:style-name="P123">假定，該個體的意識層 蘊含<text:span text:style-name="T4"> </text:span><text:span text:style-name="T8">1</text:span><text:span text:style-name="T109">個 </text:span>第二層級意識層個體。</text:p>
                                </text:list-item>
                                <text:list-item>
                                  <text:p text:style-name="P123"><text:span text:style-name="T9">10001</text:span><text:span text:style-name="T110">個 當中，其</text:span><text:span text:style-name="T9">中1個 </text:span><text:span text:style-name="T110">有機率持有 意識權。</text:span></text:p>
                                </text:list-item>
                              </text:list>
                            </text:list-item>
                            <text:list-item>
                              <text:p text:style-name="P123">抽象例子，假定，該意識層個體 蘊含<text:span text:style-name="T4"> </text:span><text:span text:style-name="T8">10000</text:span><text:span text:style-name="T109">個 </text:span>第三層級意識層個體。</text:p>
                              <text:list>
                                <text:list-item>
                                  <text:p text:style-name="P123">假定，該個體的意識層 蘊含<text:span text:style-name="T4"> </text:span><text:span text:style-name="T8">1</text:span><text:span text:style-name="T109">個 </text:span>第三層級意識層個體。</text:p>
                                </text:list-item>
                                <text:list-item>
                                  <text:p text:style-name="P123"><text:span text:style-name="T9">10001</text:span><text:span text:style-name="T110">個 當中，其</text:span><text:span text:style-name="T9">中1個 </text:span><text:span text:style-name="T110">有機率持有 意識權。</text:span></text:p>
                                </text:list-item>
                                <text:list-item>
                                  <text:p text:style-name="P123">假定，某一特定第三層級意識層個體 持有 意識權。</text:p>
                                  <text:list>
                                    <text:list-item>
                                      <text:p text:style-name="P124">假定，該第三層級意識層個體 蘊含 <text:span text:style-name="T8">10000</text:span><text:span text:style-name="T109">個 </text:span>第二層級意識層個體。</text:p>
                                    </text:list-item>
                                    <text:list-item>
                                      <text:p text:style-name="P125"><text:span text:style-name="T9">1000</text:span><text:span text:style-name="T10">0</text:span><text:span text:style-name="T110">個 當中，其</text:span><text:span text:style-name="T9">中1個 </text:span><text:span text:style-name="T110">有機率持有 意識權。</text:span></text:p>
                                      <text:list>
                                        <text:list-item>
                                          <text:p text:style-name="P125">某一特定第二層級意識層個體 有機率持有 意識權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25">該第三層級意識層個體 有機率<text:span text:style-name="T110">持有 意識權。</text:span></text:p>
                                      <text:list>
                                        <text:list-item>
                                          <text:p text:style-name="P125">等效於 <text:span text:style-name="T8">10000</text:span><text:span text:style-name="T109">個 </text:span>第二層級意識層個體 共同持有 意識權。</text:p>
                                        </text:list-item>
                                        <text:list-item>
                                          <text:p text:style-name="P126"><text:span text:style-name="T8">10000</text:span><text:span text:style-name="T109">個 </text:span>第二層級意識層個體 的 感測、交互作用，運作 意識權。</text:p>
                                          <text:list>
                                            <text:list-item>
                                              <text:p text:style-name="P127">明顯例子，第三層級意識層個體 <text:span text:style-name="T155">↔</text:span><text:span text:style-name="T111"> 人類個體。</text:span></text:p>
                                            </text:list-item>
                                            <text:list-item>
                                              <text:p text:style-name="P127">明顯例子，第二層級意識層個體 <text:span text:style-name="T155">↔</text:span><text:span text:style-name="T111"> 人類個體蘊含的 動能個體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28">該第三層級意識層個體 是 生命。</text:p>
                                        </text:list-item>
                                        <text:list-item>
                                          <text:p text:style-name="P128">該第三層級意識層個體 是 獨立個體。</text:p>
                                        </text:list-item>
                                        <text:list-item>
                                          <text:p text:style-name="P129">該第三層級意識層個體 是 該第二層級意識層個體的 文明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27"><text:bookmark-start text:name="神交"/>神交<text:bookmark-end text:name="神交"/><text:span text:style-name="T74">（複合型、肉質層型、意識層型、無機體型、有機體型、游離體型、變化型、虛無型 神交）</text:span></text:p>
          <text:list>
            <text:list-item>
              <text:p text:style-name="P227">神交 是<text:span text:style-name="T113"> 意識層</text:span><text:span text:style-name="T2">的</text:span><text:span text:style-name="T113"> 感測、交互作用。</text:span></text:p>
            </text:list-item>
            <text:list-item>
              <text:p text:style-name="P130">神交 是 <text:span text:style-name="T113">意識層的 </text:span>渲染、染色、沉浸。</text:p>
            </text:list-item>
            <text:list-item>
              <text:p text:style-name="P130">神交 是 <text:span text:style-name="T113">意識層的 </text:span>接收、讀取、記憶。</text:p>
            </text:list-item>
            <text:list-item>
              <text:p text:style-name="P96">某一特定個體 渲染、染色、沉浸 其他個體。</text:p>
              <text:list>
                <text:list-item>
                  <text:p text:style-name="P131">肉質層型神交 的 明顯例子，麥田圈、磁場殘留現象。</text:p>
                </text:list-item>
                <text:list-item>
                  <text:p text:style-name="P132">意識層型神交 的 明顯例子，祖靈石、記憶湧現現象。</text:p>
                </text:list-item>
              </text:list>
            </text:list-item>
            <text:list-item>
              <text:p text:style-name="P132">兩個（以上）意識層個體 之間，感測、交互作用。</text:p>
              <text:list>
                <text:list-item>
                  <text:p text:style-name="P132">意識層個體 是 某一特定意識層個體、某一特定個體的意識層。</text:p>
                </text:list-item>
                <text:list-item>
                  <text:p text:style-name="P132">某一特定意識層個體 有機率 殘留、溶入、融合 其他個體的意識層個體。</text:p>
                  <text:list>
                    <text:list-item>
                      <text:p text:style-name="P133">其他個體的意識層個體 是 該其他個體的 部分、全部 意識層個體。</text:p>
                    </text:list-item>
                  </text:list>
                </text:list-item>
                <text:list-item>
                  <text:p text:style-name="P134">假定，該殘留、該溶入、該融合 的 意識層個體 是 無機體。</text:p>
                  <text:list>
                    <text:list-item>
                      <text:p text:style-name="P135">該殘留、該溶入、該融合 是，該意識層個體 投影到 該個體的 投影世界觀。</text:p>
                      <text:list>
                        <text:list-item>
                          <text:p text:style-name="P136">該殘留、該溶入、該融合 不是 神交。</text:p>
                          <text:list>
                            <text:list-item>
                              <text:p text:style-name="P137">假定，某一特定其他個體的意識層 蘊含 該意識層個體。</text:p>
                              <text:list>
                                <text:list-item>
                                  <text:p text:style-name="P136">該其他個體的意識層 沒有 反蘊含 該意識層個體。</text:p>
                                </text:list-item>
                                <text:list-item>
                                  <text:p text:style-name="P136">該個體的意識層 沒有 蘊含 該意識層個體。</text:p>
                                </text:list-item>
                                <text:list-item>
                                  <text:p text:style-name="P138">該個體的意識層 蘊含，該意識層個體 投影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38">該個體的 意識層個體 蘊含的，該意識層個體 是 投影型意識層個體。</text:p>
                        </text:list-item>
                      </text:list>
                    </text:list-item>
                    <text:list-item>
                      <text:p text:style-name="P139">該投影型意識層個體 不會 自己 運動。</text:p>
                      <text:list>
                        <text:list-item>
                          <text:p text:style-name="P134">該投影型意識層個體 有機率會 運動。</text:p>
                          <text:list>
                            <text:list-item>
                              <text:p text:style-name="P134">動能 來自於 該個體 自己。</text:p>
                              <text:list>
                                <text:list-item>
                                  <text:p text:style-name="P139">該個體 是 蘊含 該投影型意識層個體的 該個體。</text:p>
                                </text:list-item>
                              </text:list>
                            </text:list-item>
                            <text:list-item>
                              <text:p text:style-name="P139">該個體 操控 該投影型意識層個體 運動。</text:p>
                              <text:list>
                                <text:list-item>
                                  <text:p text:style-name="P139">明顯例子，遙控飛機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4">抽象例子，第一層級（以下）意識、石頭個體、數學、概念、情報交換、非監督式學習。</text:p>
                    </text:list-item>
                  </text:list>
                </text:list-item>
                <text:list-item>
                  <text:p text:style-name="P134">假定，該殘留、該溶入、該融合 的 意識層個體 是 有機體、游離體。</text:p>
                  <text:list>
                    <text:list-item>
                      <text:p text:style-name="P140">該殘留、該溶入、該融合 是，該意識層個體 進入到 該個體的 意識層個體。</text:p>
                      <text:list>
                        <text:list-item>
                          <text:p text:style-name="P141">該殘留、該溶入、該融合 是 神交。</text:p>
                          <text:list>
                            <text:list-item>
                              <text:p text:style-name="P141">假定，某一特定其他個體的意識層 蘊含 該意識層個體。</text:p>
                              <text:list>
                                <text:list-item>
                                  <text:p text:style-name="P141">該其他個體的意識層 反蘊含 該意識層個體。</text:p>
                                </text:list-item>
                                <text:list-item>
                                  <text:p text:style-name="P141">該個體的意識層 蘊含 該意識層個體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38">該個體的 意識層個體 蘊含的，該意識層個體 是 真實型意識層個體。</text:p>
                        </text:list-item>
                      </text:list>
                    </text:list-item>
                    <text:list-item>
                      <text:p text:style-name="P139">真實型該意識層個體 會 自己 運動。</text:p>
                      <text:list>
                        <text:list-item>
                          <text:p text:style-name="P139">動能 來自於 該真實型意識層個體 自己。</text:p>
                          <text:list>
                            <text:list-item>
                              <text:p text:style-name="P139">該真實型意識層個體 操控 自己 運動。</text:p>
                              <text:list>
                                <text:list-item>
                                  <text:p text:style-name="P139">明顯例子，無人機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2">抽象例子，第二層級（以上）意識、人類個體、人類個體的血液循環系統、意識層個體。</text:p>
                    </text:list-item>
                  </text:list>
                </text:list-item>
              </text:list>
            </text:list-item>
            <text:list-item>
              <text:p text:style-name="P143">神交 產生的 子代，有機率蘊含 祖代的 意識層個體。</text:p>
              <text:list>
                <text:list-item>
                  <text:p text:style-name="P144">神交。</text:p>
                  <text:list>
                    <text:list-item>
                      <text:p text:style-name="P228">肉質層型神交。</text:p>
                      <text:list>
                        <text:list-item>
                          <text:p text:style-name="P144">祖代的 意識層個體 有機率 神交 該子代。</text:p>
                        </text:list-item>
                        <text:list-item>
                          <text:p text:style-name="P144">明顯例子，交配期、生殖。</text:p>
                        </text:list-item>
                        <text:list-item>
                          <text:p text:style-name="P144">明顯例子，肉質層的交配、肉質層的無性生殖、肉質層的有性生殖。</text:p>
                        </text:list-item>
                      </text:list>
                    </text:list-item>
                    <text:list-item>
                      <text:p text:style-name="P229">意識層型神交。</text:p>
                      <text:list>
                        <text:list-item>
                          <text:p text:style-name="P145">明顯例子，熱戀期、意淫。</text:p>
                          <text:list>
                            <text:list-item>
                              <text:p text:style-name="P145">熱戀期的 意識層型神交 極高。</text:p>
                            </text:list-item>
                            <text:list-item>
                              <text:p text:style-name="P145">冷漠期的 意識層型神交 極低。</text:p>
                            </text:list-item>
                          </text:list>
                        </text:list-item>
                        <text:list-item>
                          <text:p text:style-name="P144">明顯例子，某一特定個體 神交 另一個某一特定個體。</text:p>
                          <text:list>
                            <text:list-item>
                              <text:p text:style-name="P146">該個體 單工 渲染、染色、沉浸 該另一個個體。</text:p>
                            </text:list-item>
                            <text:list-item>
                              <text:p text:style-name="P147">該另一個個體 感測、接收、讀取 該個體。</text:p>
                              <text:list>
                                <text:list-item>
                                  <text:p text:style-name="P148">該個體 是 該個體的意識層個體、該意識層個體。</text:p>
                                </text:list-item>
                                <text:list-item>
                                  <text:p text:style-name="P148">該另一個個體 是 該另一個個體的意識層個體、該另一個意識層個體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46">明顯例子，某一特定個體、另一個某一特定個體 神交。</text:p>
                          <text:list>
                            <text:list-item>
                              <text:p text:style-name="P146">該個體、該另一個個體 交互作用、半雙工、雙工 渲染、染色、沉浸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46">子代 有機率 讀取、回憶 祖代的 記憶、情緒、意識。</text:p>
                  <text:list>
                    <text:list-item>
                      <text:p text:style-name="P146">明顯例子，前世記憶。</text:p>
                      <text:list>
                        <text:list-item>
                          <text:p text:style-name="P230">祖代型前世記憶。</text:p>
                          <text:list>
                            <text:list-item>
                              <text:p text:style-name="P149">該前世記憶 是 祖代 透過 神交，傳承的 意識層的 記憶。</text:p>
                              <text:list>
                                <text:list-item>
                                  <text:p text:style-name="P150">祖代 透過 肉質層型神交，傳承、繁殖、分娩 意識層，到 子代。</text:p>
                                  <text:list>
                                    <text:list-item>
                                      <text:p text:style-name="P151">祖代型前世記憶 是 該意識層的 記憶。</text:p>
                                    </text:list-item>
                                  </text:list>
                                </text:list-item>
                                <text:list-item>
                                  <text:p text:style-name="P151">祖代 透過 意識層型神交，傳承、渲染、複製 意識層，到 子代。</text:p>
                                  <text:list>
                                    <text:list-item>
                                      <text:p text:style-name="P151">祖代型前世記憶 是 該意識層的 記憶。</text:p>
                                    </text:list-item>
                                  </text:list>
                                </text:list-item>
                                <text:list-item>
                                  <text:p text:style-name="P150">肉質層型神交 為主。</text:p>
                                </text:list-item>
                                <text:list-item>
                                  <text:p text:style-name="P150">意識層型神交 為輔。</text:p>
                                  <text:list>
                                    <text:list-item>
                                      <text:p text:style-name="P152">肉質層型神交 的 明顯例子，直系血脈。</text:p>
                                      <text:list>
                                        <text:list-item>
                                          <text:p text:style-name="P153">明顯例子，懷孕期間，祖代 在體內，渲染、染色、沉浸 子代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52">意識層型神交 的 明顯例子，家庭環境。</text:p>
                                      <text:list>
                                        <text:list-item>
                                          <text:p text:style-name="P154">明顯例子，家教、身教、言教、關愛、愛、舒適、一體感、氛圍、德。</text:p>
                                        </text:list-item>
                                        <text:list-item>
                                          <text:p text:style-name="P154">明顯例子，某一特定個體 不斷 接觸、關愛、愛 某一特定石頭個體。</text:p>
                                          <text:list>
                                            <text:list-item>
                                              <text:p text:style-name="P154">接觸 不是 肉質層的 交互作用。</text:p>
                                            </text:list-item>
                                            <text:list-item>
                                              <text:p text:style-name="P154">接觸 是 意識層的 交互作用。</text:p>
                                            </text:list-item>
                                            <text:list-item>
                                              <text:p text:style-name="P154">該個體 神交 該石頭個體。</text:p>
                                            </text:list-item>
                                            <text:list-item>
                                              <text:p text:style-name="P154">該石頭個體 有機率也神交 該個體。</text:p>
                                            </text:list-item>
                                            <text:list-item>
                                              <text:p text:style-name="P154">明顯例子，魔戒（托爾金）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54">該個體 有機率不用觸摸，也能 神交 該石頭個體。</text:p>
                                          <text:list>
                                            <text:list-item>
                                              <text:p text:style-name="P155">該個體 有機率使用第一層級法則，也能 神交 該石頭個體。</text:p>
                                            </text:list-item>
                                            <text:list-item>
                                              <text:p text:style-name="P154">抽象例子，無線電 傳輸。</text:p>
                                            </text:list-item>
                                            <text:list-item>
                                              <text:p text:style-name="P156">該石頭個體 有機率不用觸摸，也能 神交 該個體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54">明顯例子，團體環境 有機率 意識層型神交。</text:p>
                                      <text:list>
                                        <text:list-item>
                                          <text:p text:style-name="P154">神交 不是 知識、情報、非監督式學習 的 交互作用。</text:p>
                                        </text:list-item>
                                        <text:list-item>
                                          <text:p text:style-name="P154">神交 是 意識層 的 交互作用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50">明顯例子，（榮格的）集體潛意識。</text:p>
                                </text:list-item>
                              </text:list>
                            </text:list-item>
                            <text:list-item>
                              <text:p text:style-name="P150">該子代的 主意識 有機率，讀取、回憶、喚醒 祖代的 記憶。</text:p>
                              <text:list>
                                <text:list-item>
                                  <text:p text:style-name="P157">明顯例子，催眠、冥想、虛無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31">當代型前世記憶。</text:p>
                          <text:list>
                            <text:list-item>
                              <text:p text:style-name="P157">該前世記憶 是 某一特定意識層個體的 記憶。</text:p>
                              <text:list>
                                <text:list-item>
                                  <text:p text:style-name="P157">意識層型神交。</text:p>
                                </text:list-item>
                                <text:list-item>
                                  <text:p text:style-name="P157">意識層個體 是 進入 該子代的肉質層的 意識層個體。</text:p>
                                </text:list-item>
                                <text:list-item>
                                  <text:p text:style-name="P157">該意識層個體 進入 該子代的肉質層。</text:p>
                                </text:list-item>
                                <text:list-item>
                                  <text:p text:style-name="P157">該子代的 主意識 有機率，讀取、回憶、喚醒 該意識層個體的 記憶。</text:p>
                                  <text:list>
                                    <text:list-item>
                                      <text:p text:style-name="P157">明顯例子，催眠、冥想、虛無。</text:p>
                                    </text:list-item>
                                  </text:list>
                                </text:list-item>
                                <text:list-item>
                                  <text:p text:style-name="P157">對於 該子代 來說，該意識層個體的 記憶，是 當代型前世記憶。</text:p>
                                </text:list-item>
                                <text:list-item>
                                  <text:p text:style-name="P157">對於 該子代 來說，祖代 透過 神交 傳承的 記憶，是 祖代型前世記憶。</text:p>
                                  <text:list>
                                    <text:list-item>
                                      <text:p text:style-name="P157">祖代 透過 肉質層型神交，傳承、繁殖、分娩 意識層，到 子代。</text:p>
                                    </text:list-item>
                                    <text:list-item>
                                      <text:p text:style-name="P157">祖代 透過 意識層型神交，傳承、渲染、複製 意識層，到 子代。</text:p>
                                    </text:list-item>
                                  </text:list>
                                </text:list-item>
                                <text:list-item>
                                  <text:p text:style-name="P157">祖代型前世記憶 是 祖代 透過 神交，傳承的 意識層的 記憶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32">他代型前世記憶。<text:span text:style-name="T74">（其他個體型前世記憶）</text:span></text:p>
                          <text:list>
                            <text:list-item>
                              <text:p text:style-name="P158">該前世記憶 是 其他個體的 記憶。</text:p>
                              <text:list>
                                <text:list-item>
                                  <text:p text:style-name="P187">意識層型神交。</text:p>
                                </text:list-item>
                              </text:list>
                            </text:list-item>
                            <text:list-item>
                              <text:p text:style-name="P159">明顯例子，靈媒 觸摸 物品，協助 破案。</text:p>
                              <text:list>
                                <text:list-item>
                                  <text:p text:style-name="P160">觸摸 是 讀取、回憶、喚醒 該物品的 記憶、情緒、意識。</text:p>
                                </text:list-item>
                                <text:list-item>
                                  <text:p text:style-name="P161">物品 是 被神交 的 物品。</text:p>
                                  <text:list>
                                    <text:list-item>
                                      <text:p text:style-name="P161">神交 是 某一特定個體 主動、被動、被迫、無意識、有意識 神交。</text:p>
                                    </text:list-item>
                                  </text:list>
                                </text:list-item>
                                <text:list-item>
                                  <text:p text:style-name="P162">對於 該靈媒 來說，該物品的 記憶 是 他代型前世記憶。</text:p>
                                </text:list-item>
                                <text:list-item>
                                  <text:p text:style-name="P162">對於 該物品 來說，該物品的 記憶 是 當代型前世記憶。</text:p>
                                  <text:list>
                                    <text:list-item>
                                      <text:p text:style-name="P162">該物品 是 該物品 自己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63"><text:span text:style-name="T114">意識層個體</text:span>。</text:p>
                  <text:list>
                    <text:list-item>
                      <text:p text:style-name="P164">當代<text:span text:style-name="T114">型意識層個體。</text:span></text:p>
                      <text:list>
                        <text:list-item>
                          <text:p text:style-name="P188">當代型意識層個體 是 進入 某一特定肉質層個體的 某一特定意識層個體。</text:p>
                          <text:list>
                            <text:list-item>
                              <text:p text:style-name="P188">該肉質層個體 被 孕育。<text:span text:style-name="T75">（NPC）</text:span></text:p>
                            </text:list-item>
                            <text:list-item>
                              <text:p text:style-name="P188"><text:span text:style-name="T112">祖代 神交 之前，</text:span>該意識層個體 存在於 某一特定地方。</text:p>
                              <text:list>
                                <text:list-item>
                                  <text:p text:style-name="P188">某一特定地方 的 明顯例子，太陽系。</text:p>
                                </text:list-item>
                              </text:list>
                            </text:list-item>
                            <text:list-item>
                              <text:p text:style-name="P188"><text:span text:style-name="T112">祖代 神交 之後，</text:span>該意識層個體 有機率進入 該肉質層個體。</text:p>
                              <text:list>
                                <text:list-item>
                                  <text:p text:style-name="P164">該肉質層個體 出生 之後，該意識層個體 有機率進入 該肉質層個體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4">祖代<text:span text:style-name="T114">型意識層個體。</text:span></text:p>
                      <text:list>
                        <text:list-item>
                          <text:p text:style-name="P188">祖代型意識層個體 是 祖代 透過 神交，傳承的 意識層個體。</text:p>
                          <text:list>
                            <text:list-item>
                              <text:p text:style-name="P188">該意識層個體、該肉質層個體 被 孕育。</text:p>
                            </text:list-item>
                            <text:list-item>
                              <text:p text:style-name="P188"><text:span text:style-name="T112">祖代 神交 之前，</text:span>該意識層個體 存在於 該祖代。</text:p>
                              <text:list>
                                <text:list-item>
                                  <text:p text:style-name="P188"><text:span text:style-name="T112">祖代 神交 之後，</text:span>該意識層個體 存在於 該肉質層個體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89">複合型意識層個體。</text:p>
                      <text:list>
                        <text:list-item>
                          <text:p text:style-name="P189">發洩 性慾 有機率輸出 複合型意識層個體。</text:p>
                          <text:list>
                            <text:list-item>
                              <text:p text:style-name="P225">（內容 在 <text:span text:style-name="T81">修煉</text:span> 文件的 <text:span text:style-name="T81">修煉</text:span> 的 <text:span text:style-name="T82">發洩 性慾 有機率輸出 複合型意識層個體</text:span>）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4">某一特定個體的意識層 渲染、染色、沉浸 某一特定個體。</text:p>
            </text:list-item>
            <text:list-item>
              <text:p text:style-name="P165">某一特定意識層個體 渲染、染色、沉浸 某一特定個體。</text:p>
              <text:list>
                <text:list-item>
                  <text:p text:style-name="P166">抽象例子，某一特定意識層個體 渲染 某一特定石頭個體。</text:p>
                  <text:list>
                    <text:list-item>
                      <text:p text:style-name="P96">抽象例子，移枝（植物）。</text:p>
                    </text:list-item>
                    <text:list-item>
                      <text:p text:style-name="P96">該石頭個體 蘊含 該意識層個體的（部分、全部）記憶、情緒、意識。</text:p>
                      <text:list>
                        <text:list-item>
                          <text:p text:style-name="P96">情緒 是 情感、感受、心境。</text:p>
                        </text:list-item>
                      </text:list>
                    </text:list-item>
                    <text:list-item>
                      <text:p text:style-name="P96">該石頭個體 有機率 保存、發酵、發展 該記憶、該情緒、該意識。</text:p>
                    </text:list-item>
                    <text:list-item>
                      <text:p text:style-name="P66">該記憶、該情緒、該意識 存在、生存、生活 在 該石頭個體。</text:p>
                    </text:list-item>
                    <text:list-item>
                      <text:p text:style-name="P190"><text:span text:style-name="T3">未來的當下，該個體、其他個體 有機率 接收、讀取、記憶 </text:span><text:span text:style-name="T23">該記憶、該情緒、該意識。</text:span></text:p>
                      <text:list>
                        <text:list-item>
                          <text:p text:style-name="P191"><text:span text:style-name="T23">未來的當下 是 </text:span><text:span text:style-name="T112">渲染 該石頭個體 之後的 某一特定當下、任一當下、所有當下。</text:span></text:p>
                        </text:list-item>
                      </text:list>
                    </text:list-item>
                    <text:list-item>
                      <text:p text:style-name="P190"><text:span text:style-name="T23">其他個體 有機率 </text:span><text:span text:style-name="T112">渲染、染色、沉浸 該石頭個體。</text:span></text:p>
                    </text:list-item>
                    <text:list-item>
                      <text:p text:style-name="P192"><text:span text:style-name="T23">其他個體的 </text:span><text:span text:style-name="T112">記憶、情緒、意識，</text:span><text:span text:style-name="T23">有機率溶入 該石頭個體 蘊含的 </text:span><text:span text:style-name="T112">記憶、情緒、意識</text:span>。</text:p>
                      <text:list>
                        <text:list-item>
                          <text:p text:style-name="P193"><text:span text:style-name="T23">其他個體的 是 其他個體的</text:span><text:span text:style-name="T112">（部分、全部）</text:span><text:span text:style-name="T23">。</text:span></text:p>
                        </text:list-item>
                      </text:list>
                    </text:list-item>
                    <text:list-item>
                      <text:p text:style-name="P66">石頭個體 的 明顯例子，祖靈石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3"><text:bookmark-start text:name="型態層級"/>型態層級<text:bookmark-end text:name="型態層級"/></text:p>
          <text:list>
            <text:list-item>
              <text:p text:style-name="P194"><text:span text:style-name="T25">n </text:span><text:span text:style-name="T130">≥</text:span><text:span text:style-name="T3">（某一特定個體的）型態層級 </text:span><text:span text:style-name="T130">≥</text:span><text:span text:style-name="T3"> u。</text:span></text:p>
              <text:list>
                <text:list-item>
                  <text:p text:style-name="P70">n 是 該個體的 最高層級的 型態層級。</text:p>
                </text:list-item>
                <text:list-item>
                  <text:p text:style-name="P70">u 是 該個體的 最低層級的 型態層級。</text:p>
                </text:list-item>
              </text:list>
            </text:list-item>
            <text:list-item>
              <text:p text:style-name="P234"><text:span text:style-name="T1">明顯例子，</text:span>肉質層 是 第0層級型態。</text:p>
            </text:list-item>
            <text:list-item>
              <text:p text:style-name="P234"><text:span text:style-name="T1">明顯例子，</text:span>意識層 是 第1層級型態。</text:p>
              <text:list>
                <text:list-item>
                  <text:p text:style-name="P50">宗體層。</text:p>
                  <text:list>
                    <text:list-item>
                      <text:p text:style-name="P50">宗體，沿用、引用、借用，宗量的 邏輯、命名、稱呼。</text:p>
                      <text:list>
                        <text:list-item>
                          <text:p text:style-name="P223">（宗量 的 描述在 <text:span text:style-name="T81">能量、儲量</text:span> 文件群的 <text:span text:style-name="T83">能量、儲量、假想量</text:span>）</text:p>
                        </text:list-item>
                      </text:list>
                    </text:list-item>
                    <text:list-item>
                      <text:p text:style-name="P50">肉質層 是 第<text:span text:style-name="T132">0層級宗體層。</text:span></text:p>
                    </text:list-item>
                    <text:list-item>
                      <text:p text:style-name="P50">意識層 是 第<text:span text:style-name="T132">1</text:span>層級宗體層。</text:p>
                    </text:list-item>
                  </text:list>
                </text:list-item>
                <text:list-item>
                  <text:p text:style-name="P50">宗體層層級 <text:span text:style-name="T133">= 型態層級</text:span>。</text:p>
                </text:list-item>
              </text:list>
            </text:list-item>
            <text:list-item>
              <text:p text:style-name="P167"><text:span text:style-name="T25">明顯例子，某一特定&lt;?</text:span><text:span text:style-name="T27">2&gt;</text:span><text:span text:style-name="T25">個體 是 &lt;?</text:span><text:span text:style-name="T26">2&gt;個體。</text:span></text:p>
              <text:list>
                <text:list-item>
                  <text:p text:style-name="P167"><text:span text:style-name="T26">該</text:span><text:span text:style-name="T25">&lt;?</text:span><text:span text:style-name="T27">2&gt;個體</text:span><text:span text:style-name="T26">的 肉質層 是 該</text:span><text:span text:style-name="T25">&lt;?</text:span><text:span text:style-name="T26">2&gt;個體的 第0層級型態。</text:span></text:p>
                </text:list-item>
                <text:list-item>
                  <text:p text:style-name="P168"><text:span text:style-name="T26">該</text:span><text:span text:style-name="T25">&lt;?</text:span><text:span text:style-name="T27">2&gt;個體</text:span><text:span text:style-name="T26">的 肉質層 是 第0層級型態</text:span><text:span text:style-name="T25">&lt;?</text:span><text:span text:style-name="T26">2&gt;個體。</text:span></text:p>
                </text:list-item>
                <text:list-item>
                  <text:p text:style-name="P169"><text:span text:style-name="T26">該</text:span><text:span text:style-name="T25">&lt;?</text:span><text:span text:style-name="T27">2&gt;個體</text:span><text:span text:style-name="T26">的 意識層 是 第</text:span><text:span text:style-name="T27">1</text:span><text:span text:style-name="T26">層級型態</text:span><text:span text:style-name="T25">&lt;?</text:span><text:span text:style-name="T26">2&gt;個體。</text:span></text:p>
                </text:list-item>
              </text:list>
            </text:list-item>
            <text:list-item>
              <text:p text:style-name="P170"><text:span text:style-name="T26">明顯例子，日月神示，</text:span><text:span text:style-name="T24">表的裏是裏 </text:span><text:span text:style-name="T156">↔</text:span><text:span text:style-name="T28"> </text:span><text:span text:style-name="T26">第0層級型態 的 裡面 是 第</text:span><text:span text:style-name="T28">1</text:span><text:span text:style-name="T26">層級型態。</text:span></text:p>
            </text:list-item>
            <text:list-item>
              <text:p text:style-name="P171"><text:span text:style-name="T26">明顯例子，日月神示，</text:span><text:span text:style-name="T24">裏的裏是神世 </text:span><text:span text:style-name="T156">↔</text:span><text:span text:style-name="T28"> </text:span><text:span text:style-name="T26">第</text:span><text:span text:style-name="T28">1</text:span><text:span text:style-name="T26">層級型態 的 裡面 是 </text:span><text:span text:style-name="T25">意識層的 世界</text:span><text:span text:style-name="T28">。</text:span></text:p>
              <text:list>
                <text:list-item>
                  <text:p text:style-name="P171"><text:span text:style-name="T28">明顯例子，假定，某一特定意識層個體 是 第</text:span><text:span text:style-name="T33">3</text:span><text:span text:style-name="T28">層級意識體個體。<text:tab/></text:span></text:p>
                  <text:list>
                    <text:list-item>
                      <text:p text:style-name="P171"><text:span text:style-name="T34">假定，</text:span><text:span text:style-name="T28">該意識層個體 </text:span><text:span text:style-name="T32">蘊含</text:span><text:span text:style-name="T28"> 第</text:span><text:span text:style-name="T33">2</text:span><text:span text:style-name="T28">層級意識體個體。</text:span></text:p>
                      <text:list>
                        <text:list-item>
                          <text:p text:style-name="P172"><text:span text:style-name="T28">該意識層個體的 </text:span><text:span text:style-name="T25">蘊含</text:span><text:span text:style-name="T28">的一切 是 第</text:span><text:span text:style-name="T33">2</text:span><text:span text:style-name="T28">層級意識體個體的 世界。</text:span></text:p>
                          <text:list>
                            <text:list-item>
                              <text:p text:style-name="P173"><text:span text:style-name="T28">神世 </text:span><text:span text:style-name="T157">↔</text:span><text:span text:style-name="T36"> </text:span><text:span text:style-name="T28">世界</text:span><text:span text:style-name="T35">。</text:span></text:p>
                            </text:list-item>
                            <text:list-item>
                              <text:p text:style-name="P172"><text:span text:style-name="T28">神世 </text:span><text:span text:style-name="T157">↔</text:span><text:span text:style-name="T36"> </text:span><text:span text:style-name="T28">該意識層個體</text:span><text:span text:style-name="T39">的 </text:span><text:span text:style-name="T25">蘊含的一切、內在的一切、一切的一切</text:span><text:span text:style-name="T35">。</text:span></text:p>
                            </text:list-item>
                            <text:list-item>
                              <text:p text:style-name="P174"><text:span text:style-name="T28">神世的 萬物法則 </text:span><text:span text:style-name="T157">↔</text:span><text:span text:style-name="T36"> </text:span><text:span text:style-name="T28">該意識層個體</text:span><text:span text:style-name="T39">的 內部機制。</text:span></text:p>
                            </text:list-item>
                          </text:list>
                        </text:list-item>
                        <text:list-item>
                          <text:p text:style-name="P173"><text:span text:style-name="T28">該意識層個體 是 第</text:span><text:span text:style-name="T33">2</text:span><text:span text:style-name="T28">層級意識體個體的 外在環境。</text:span></text:p>
                        </text:list-item>
                        <text:list-item>
                          <text:p text:style-name="P175"><text:span text:style-name="T28">第</text:span><text:span text:style-name="T33">2</text:span><text:span text:style-name="T28">層級意識體個體 是 該意識層個體的 內在物質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75"><text:span text:style-name="T28">抽象例子，假定，某一特定意識層個體 是 第</text:span><text:span text:style-name="T32">n</text:span><text:span text:style-name="T28">層級意識體個體。<text:tab/></text:span></text:p>
                  <text:list>
                    <text:list-item>
                      <text:p text:style-name="P175"><text:span text:style-name="T28">該意識層個體 </text:span><text:span text:style-name="T32">蘊含</text:span><text:span text:style-name="T28"> 第（</text:span><text:span text:style-name="T32">n-1</text:span><text:span text:style-name="T28">）</text:span><text:span text:style-name="T32">~ u </text:span><text:span text:style-name="T28">層級意識體個體。</text:span></text:p>
                      <text:list>
                        <text:list-item>
                          <text:p text:style-name="P175"><text:span text:style-name="T28">該意識層個體 是 第（</text:span><text:span text:style-name="T32">n-1</text:span><text:span text:style-name="T28">）</text:span><text:span text:style-name="T32">~ u </text:span><text:span text:style-name="T28">層級意識體個體的 世界。</text:span></text:p>
                        </text:list-item>
                        <text:list-item>
                          <text:p text:style-name="P175"><text:span text:style-name="T28">該意識層個體 是 第（</text:span><text:span text:style-name="T32">n-1</text:span><text:span text:style-name="T28">）</text:span><text:span text:style-name="T32">~ u </text:span><text:span text:style-name="T28">層級意識體個體的 外在環境。</text:span></text:p>
                        </text:list-item>
                        <text:list-item>
                          <text:p text:style-name="P175"><text:span text:style-name="T28">第（</text:span><text:span text:style-name="T32">n-1</text:span><text:span text:style-name="T28">）</text:span><text:span text:style-name="T32">~ u </text:span><text:span text:style-name="T28">層級意識體個體 是 該意識層個體的 內在物質。</text:span></text:p>
                        </text:list-item>
                      </text:list>
                    </text:list-item>
                    <text:list-item>
                      <text:p text:style-name="P176"><text:span text:style-name="T28">第</text:span><text:span text:style-name="T38">a</text:span><text:span text:style-name="T28">層級意識體個體 是 第 </text:span><text:span text:style-name="T38">a</text:span><text:span text:style-name="T37"> </text:span><text:span text:style-name="T32">~ u </text:span><text:span text:style-name="T28">層級意識體個體的 世界。</text:span></text:p>
                      <text:list>
                        <text:list-item>
                          <text:p text:style-name="P195"><text:span text:style-name="T28">n </text:span><text:span text:style-name="T3">&gt;= </text:span><text:span text:style-name="T38">a</text:span><text:span text:style-name="T3"> &gt;= u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71"><text:span text:style-name="T26">第</text:span><text:span text:style-name="T28">1</text:span><text:span text:style-name="T26">層級型態 的 裡面 是 第</text:span><text:span text:style-name="T28">2</text:span><text:span text:style-name="T26">層級型態。</text:span></text:p>
            </text:list-item>
            <text:list-item>
              <text:p text:style-name="P177"><text:span text:style-name="T26">第</text:span><text:span text:style-name="T29">x</text:span><text:span text:style-name="T26">層級型態 的 裡面 是 第</text:span><text:span text:style-name="T29">（</text:span><text:span text:style-name="T30">x+1</text:span><text:span text:style-name="T29">）</text:span><text:span text:style-name="T26">層級型態。</text:span></text:p>
              <text:list>
                <text:list-item>
                  <text:p text:style-name="P196"><text:span text:style-name="T26">n </text:span><text:span text:style-name="T3">&gt;= x &gt;= u。</text:span></text:p>
                </text:list-item>
                <text:list-item>
                  <text:p text:style-name="P71">x 越大，該個體 越 真實、實際、本質。</text:p>
                  <text:list>
                    <text:list-item>
                      <text:p text:style-name="P197"><text:span text:style-name="T3">明顯例子，第</text:span><text:span text:style-name="T40">1</text:span><text:span text:style-name="T3">層級型態 是 第</text:span><text:span text:style-name="T40">0</text:span><text:span text:style-name="T3">層級型態的 真實、實際、本質。</text:span></text:p>
                    </text:list-item>
                  </text:list>
                </text:list-item>
                <text:list-item>
                  <text:p text:style-name="P72">x 越小，該個體 越 投影、表象、現象。</text:p>
                  <text:list>
                    <text:list-item>
                      <text:p text:style-name="P198"><text:span text:style-name="T3">明顯例子，第</text:span><text:span text:style-name="T40">0</text:span><text:span text:style-name="T3">層級型態 是 第1層級型態的 投影、表象、現象。</text:span></text:p>
                      <text:list>
                        <text:list-item>
                          <text:p text:style-name="P199"><text:span text:style-name="T3">明顯例子，第</text:span><text:span text:style-name="T41">0</text:span><text:span text:style-name="T3">層級型態 </text:span><text:span text:style-name="T158">↔</text:span><text:span text:style-name="T3"> 汽車。</text:span></text:p>
                          <text:list>
                            <text:list-item>
                              <text:p text:style-name="P199"><text:span text:style-name="T3">第</text:span><text:span text:style-name="T40">1</text:span><text:span text:style-name="T3">層級型態 </text:span><text:span text:style-name="T158">↔</text:span><text:span text:style-name="T3"> 駕駛。</text:span></text:p>
                            </text:list-item>
                            <text:list-item>
                              <text:p text:style-name="P73">汽車 之間，有機率 感測、交互作用。</text:p>
                            </text:list-item>
                            <text:list-item>
                              <text:p text:style-name="P74">某一特定汽車 有機率認定，自己 是 真正的主人。</text:p>
                            </text:list-item>
                            <text:list-item>
                              <text:p text:style-name="P200"><text:span text:style-name="T3">汽車 </text:span><text:span text:style-name="T159">↔</text:span><text:span text:style-name="T43"> 肉質層、主意識、第零層級意識、</text:span><text:span text:style-name="T3">第</text:span><text:span text:style-name="T40">0</text:span><text:span text:style-name="T3">層級型態</text:span><text:span text:style-name="T43">。</text:span></text:p>
                              <text:list>
                                <text:list-item>
                                  <text:p text:style-name="P201"><text:span text:style-name="T3">自動駕駛系統 </text:span><text:span text:style-name="T137">↔</text:span><text:span text:style-name="T42"> 潛意識、第一層級意識。</text:span></text:p>
                                  <text:list>
                                    <text:list-item>
                                      <text:p text:style-name="P201"><text:span text:style-name="T3">自動駕駛系統 </text:span><text:span text:style-name="T137">↔</text:span><text:span text:style-name="T42"> 主意識、無意識</text:span><text:span text:style-name="T3"> 交互作用的 中介層</text:span><text:span text:style-name="T42">。</text:span></text:p>
                                    </text:list-item>
                                    <text:list-item>
                                      <text:p text:style-name="P202"><text:span text:style-name="T42">自動駕駛系統 </text:span><text:span text:style-name="T160">↔</text:span><text:span text:style-name="T42"> 第</text:span><text:span text:style-name="T40">0</text:span><text:span text:style-name="T42">層級型態、第</text:span><text:span text:style-name="T40">1</text:span><text:span text:style-name="T42">層級型態 交互作用的 中介層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200"><text:span text:style-name="T42">駕駛 </text:span><text:span text:style-name="T159">↔</text:span><text:span text:style-name="T43"> 第二層級意識（以上）、</text:span><text:span text:style-name="T3">第</text:span><text:span text:style-name="T40">1</text:span><text:span text:style-name="T3">層級型態（以上）</text:span><text:span text:style-name="T43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03"><text:span text:style-name="T43">明顯例子，層級型態 </text:span><text:span text:style-name="T161">↔</text:span><text:span text:style-name="T51"> 手機遊戲、網路遊戲、單機遊戲。</text:span></text:p>
                          <text:list>
                            <text:list-item>
                              <text:p text:style-name="P203"><text:span text:style-name="T43">第0層級型態 </text:span><text:span text:style-name="T162">↔</text:span><text:span text:style-name="T44"> 角色。</text:span></text:p>
                            </text:list-item>
                            <text:list-item>
                              <text:p text:style-name="P200"><text:span text:style-name="T44">第</text:span><text:span text:style-name="T46">1</text:span><text:span text:style-name="T45">層級型態 </text:span><text:span text:style-name="T163">↔</text:span><text:span text:style-name="T45"> 玩家。</text:span></text:p>
                            </text:list-item>
                            <text:list-item>
                              <text:p text:style-name="P200"><text:span text:style-name="T45">第</text:span><text:span text:style-name="T46">2</text:span><text:span text:style-name="T45">層級型態 </text:span><text:span text:style-name="T163">↔</text:span><text:span text:style-name="T45"> 伺服器。</text:span><text:span text:style-name="T107">（明顯例子，阿卡西紀錄）</text:span></text:p>
                            </text:list-item>
                          </text:list>
                        </text:list-item>
                        <text:list-item>
                          <text:p text:style-name="P200"><text:span text:style-name="T45">明顯例子，莊子 </text:span><text:span text:style-name="T164">↔</text:span><text:span text:style-name="T47"> 本書</text:span><text:span text:style-name="T45">。</text:span><text:span text:style-name="T76">（魍魎問影）</text:span></text:p>
                          <text:list>
                            <text:list-item>
                              <text:p text:style-name="P204"><text:span text:style-name="T42">魍魎 </text:span><text:span text:style-name="T165">↔</text:span><text:span text:style-name="T48"> 第</text:span><text:span text:style-name="T43">0層級型態。</text:span></text:p>
                              <text:list>
                                <text:list-item>
                                  <text:p text:style-name="P75">魍魎 是 影子的影子。</text:p>
                                </text:list-item>
                                <text:list-item>
                                  <text:p text:style-name="P205"><text:span text:style-name="T48">第</text:span><text:span text:style-name="T43">0層級型態 是 </text:span><text:span text:style-name="T48">第1</text:span><text:span text:style-name="T43">層級型態的影子。</text:span></text:p>
                                </text:list-item>
                              </text:list>
                            </text:list-item>
                            <text:list-item>
                              <text:p text:style-name="P204"><text:span text:style-name="T42">影子 </text:span><text:span text:style-name="T165">↔</text:span><text:span text:style-name="T48"> 第1</text:span><text:span text:style-name="T43">層級型態。</text:span></text:p>
                              <text:list>
                                <text:list-item>
                                  <text:p text:style-name="P76">影子 是 實體的影子。</text:p>
                                </text:list-item>
                                <text:list-item>
                                  <text:p text:style-name="P206"><text:span text:style-name="T48">第</text:span><text:span text:style-name="T56">1</text:span><text:span text:style-name="T43">層級型態 是 </text:span><text:span text:style-name="T48">第</text:span><text:span text:style-name="T56">2</text:span><text:span text:style-name="T43">層級型態的影子。</text:span></text:p>
                                </text:list-item>
                              </text:list>
                            </text:list-item>
                            <text:list-item>
                              <text:p text:style-name="P206"><text:span text:style-name="T43">實體</text:span><text:span text:style-name="T42"> </text:span><text:span text:style-name="T165">↔</text:span><text:span text:style-name="T48"> 第2</text:span><text:span text:style-name="T43">層級型態。</text:span></text:p>
                              <text:list>
                                <text:list-item>
                                  <text:p text:style-name="P206"><text:span text:style-name="T48">第</text:span><text:span text:style-name="T56">2</text:span><text:span text:style-name="T43">層級型態 是 </text:span><text:span text:style-name="T48">第</text:span><text:span text:style-name="T56">3</text:span><text:span text:style-name="T43">層級型態的影子。</text:span></text:p>
                                </text:list-item>
                              </text:list>
                            </text:list-item>
                            <text:list-item>
                              <text:p text:style-name="P207"><text:span text:style-name="T42">對於 第</text:span><text:span text:style-name="T49">x層級型態 來說，</text:span><text:span text:style-name="T42">第（</text:span><text:span text:style-name="T49">x-1）層級型態 是 影子。</text:span></text:p>
                              <text:list>
                                <text:list-item>
                                  <text:p text:style-name="P207"><text:span text:style-name="T42">對於 第</text:span><text:span text:style-name="T49">x層級型態 來說，</text:span><text:span text:style-name="T42">第（</text:span><text:span text:style-name="T49">x-2）層級型態 是 影子的影子。</text:span></text:p>
                                </text:list-item>
                                <text:list-item>
                                  <text:p text:style-name="P208"><text:span text:style-name="T42">對於 第</text:span><text:span text:style-name="T49">x層級型態 來說，</text:span><text:span text:style-name="T42">第（</text:span><text:span text:style-name="T49">x-3）層級型態 是 影子的影子的影子。</text:span></text:p>
                                </text:list-item>
                                <text:list-item>
                                  <text:p text:style-name="P208"><text:span text:style-name="T42">對於 第</text:span><text:span text:style-name="T49">x層級型態 來說，</text:span><text:span text:style-name="T42">第（</text:span><text:span text:style-name="T49">x-</text:span><text:span text:style-name="T55">y</text:span><text:span text:style-name="T49">）層級型態 是 影子的影子…的影子。</text:span></text:p>
                                  <text:list>
                                    <text:list-item>
                                      <text:p text:style-name="P77">第x層級型態 是 某一特定個體的 第x層級型態。</text:p>
                                    </text:list-item>
                                    <text:list-item>
                                      <text:p text:style-name="P213"><text:span text:style-name="T49">n </text:span><text:span text:style-name="T3">&gt;= x &gt;（</text:span><text:span text:style-name="T52">x-</text:span><text:span text:style-name="T55">y</text:span><text:span text:style-name="T3">）&gt;= u。</text:span></text:p>
                                      <text:list>
                                        <text:list-item>
                                          <text:p text:style-name="P79">n 是 該個體的 最高層級型態。</text:p>
                                        </text:list-item>
                                        <text:list-item>
                                          <text:p text:style-name="P79">u 是 該個體的 最低層級型態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09"><text:span text:style-name="T49">對於 </text:span><text:span text:style-name="T42">第</text:span><text:span text:style-name="T49">x層級型態 來說，</text:span><text:span text:style-name="T42">第（</text:span><text:span text:style-name="T49">x</text:span><text:span text:style-name="T50">+1</text:span><text:span text:style-name="T49">）層級型態 是 實體。</text:span></text:p>
                              <text:list>
                                <text:list-item>
                                  <text:p text:style-name="P210"><text:span text:style-name="T49">對於 </text:span><text:span text:style-name="T42">第</text:span><text:span text:style-name="T49">x層級型態 來說，</text:span><text:span text:style-name="T42">第（</text:span><text:span text:style-name="T49">x</text:span><text:span text:style-name="T50">+2</text:span><text:span text:style-name="T49">）層級型態 是 實體</text:span><text:span text:style-name="T53">的</text:span><text:span text:style-name="T49">實體。</text:span></text:p>
                                </text:list-item>
                                <text:list-item>
                                  <text:p text:style-name="P211"><text:span text:style-name="T49">對於 </text:span><text:span text:style-name="T42">第</text:span><text:span text:style-name="T49">x層級型態 來說，</text:span><text:span text:style-name="T42">第（</text:span><text:span text:style-name="T49">x</text:span><text:span text:style-name="T50">+3</text:span><text:span text:style-name="T49">）層級型態 是 實體的實體的實體。</text:span></text:p>
                                </text:list-item>
                                <text:list-item>
                                  <text:p text:style-name="P212"><text:span text:style-name="T42">對於 第</text:span><text:span text:style-name="T49">x層級型態 來說，</text:span><text:span text:style-name="T42">第（</text:span><text:span text:style-name="T49">x+</text:span><text:span text:style-name="T55">y</text:span><text:span text:style-name="T49">）層級型態 是 實體的實體…的實體。</text:span></text:p>
                                  <text:list>
                                    <text:list-item>
                                      <text:p text:style-name="P214"><text:span text:style-name="T49">n &gt;=（</text:span><text:span text:style-name="T52">x+</text:span><text:span text:style-name="T55">y</text:span><text:span text:style-name="T49">）&gt; </text:span><text:span text:style-name="T54">x </text:span><text:span text:style-name="T49">&gt;= u。</text:span></text:p>
                                    </text:list-item>
                                    <text:list-item>
                                      <text:p text:style-name="P78">實體 是 真君、主宰、導師。</text:p>
                                      <text:list>
                                        <text:list-item>
                                          <text:p text:style-name="P78">真君 是 莊子 認定的 真君。</text:p>
                                        </text:list-item>
                                        <text:list-item>
                                          <text:p text:style-name="P209"><text:span text:style-name="T49">導師 的 明顯例子，精神導師</text:span>、<text:span text:style-name="T49">北極星、羅盤、地圖、海圖、思想。</text:span></text:p>
                                          <text:list>
                                            <text:list-item>
                                              <text:p text:style-name="P209"><text:span text:style-name="T49">影子 </text:span><text:span text:style-name="T166">↔</text:span><text:span text:style-name="T49"> 航海員。</text:span></text:p>
                                            </text:list-item>
                                            <text:list-item>
                                              <text:p text:style-name="P80">航海員 有機率聽從 精神導師、北極星、羅盤 指引的方向 前進。</text:p>
                                            </text:list-item>
                                            <text:list-item>
                                              <text:p text:style-name="P80">航海員 有機率有 地圖、海圖、思想、決策、行動、航海目標。</text:p>
                                            </text:list-item>
                                            <text:list-item>
                                              <text:p text:style-name="P81">航海員 有機率遇到 順著目標航道的 風向，前進。</text:p>
                                            </text:list-item>
                                            <text:list-item>
                                              <text:p text:style-name="P81">航海員 有機率遇到 晴天，藉由 太陽、北極星 定位，前進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78"><text:span text:style-name="T26">第</text:span><text:span text:style-name="T29">（</text:span><text:span text:style-name="T30">x+1</text:span><text:span text:style-name="T29">）</text:span><text:span text:style-name="T26">層級型態個體</text:span><text:span text:style-name="T31"> 有機率進入 </text:span><text:span text:style-name="T26">第</text:span><text:span text:style-name="T29">x</text:span><text:span text:style-name="T26">層級型態個體。</text:span></text:p>
              <text:list>
                <text:list-item>
                  <text:p text:style-name="P82">明顯例子，意識層個體 有機率進入 肉質層個體。</text:p>
                  <text:list>
                    <text:list-item>
                      <text:p text:style-name="P178">明顯例子，（人類認定的）投胎。</text:p>
                    </text:list-item>
                  </text:list>
                </text:list-item>
              </text:list>
            </text:list-item>
            <text:list-item>
              <text:p text:style-name="P179">某一特定個體 越德，型態層級的程度、型態層級 提升、昇華 的，機率 越高。</text:p>
              <text:list>
                <text:list-item>
                  <text:p text:style-name="P179">該個體 越被上提，型態層級的程度、型態層級 越高。</text:p>
                </text:list-item>
                <text:list-item>
                  <text:p text:style-name="P179">該個體 型態層級的程度 越高，越能以 更高的 意識層級 存在、生存、生活。</text:p>
                  <text:list>
                    <text:list-item>
                      <text:p text:style-name="P179">明顯例子，（人類 認定的）動物 以 第零層級意識（以下）存在、生存、生活。</text:p>
                      <text:list>
                        <text:list-item>
                          <text:p text:style-name="P179">意識層級 越低，現實沉浸感 越強烈，越孕育。<text:span text:style-name="T74">（孕育 是 邊界化）</text:span></text:p>
                        </text:list-item>
                      </text:list>
                    </text:list-item>
                    <text:list-item>
                      <text:p text:style-name="P179">明顯例子，（人類 認定的）先知 能夠 暫時性、常態性 以 第一層級意識（以上）存在。</text:p>
                      <text:list>
                        <text:list-item>
                          <text:p text:style-name="P179">意識層級 越高，感知清晰感 越強烈，越反孕育。<text:span text:style-name="T74">（反孕育 是 無邊界化）</text:span></text:p>
                        </text:list-item>
                        <text:list-item>
                          <text:p text:style-name="P180">明顯例子，假定，某一特定個體的 本能、傳承 足夠高。</text:p>
                          <text:list>
                            <text:list-item>
                              <text:p text:style-name="P180">該個體 反孕育。</text:p>
                            </text:list-item>
                            <text:list-item>
                              <text:p text:style-name="P180">該個體、周遭環境 無邊界化、無結構化、一體化。</text:p>
                            </text:list-item>
                            <text:list-item>
                              <text:p text:style-name="P180">該個體 有機率感受到，其他個體的 感受、心裡所想、未來、思想、決策、行動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7">明顯例子，（人類 認定的）神靈 有機率能夠 以 第二層級意識（以上）存在、生存。</text:p>
                    </text:list-item>
                  </text:list>
                </text:list-item>
                <text:list-item>
                  <text:p text:style-name="P181">該個體 越 缺德、無德、反德，型態層級的程度、型態層級 降低、退化 的，機率 越高。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標楷體1" svg:font-family="標楷體"/>
    <style:font-face style:name="Liberation Serif1" svg:font-family="'Liberation Serif'" style:font-family-generic="roman"/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6T09:04:36.757000000</dc:date>
    <meta:editing-duration>P13DT1H12M18S</meta:editing-duration>
    <meta:editing-cycles>7776</meta:editing-cycles>
    <meta:document-statistic meta:table-count="0" meta:image-count="0" meta:object-count="0" meta:page-count="1" meta:paragraph-count="529" meta:word-count="10577" meta:character-count="12985" meta:non-whitespace-character-count="11496"/>
  </office:meta>
</office:document-meta>
</file>